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1.8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9048" calcext:value-type="float">
            <text:p>0.019048</text:p>
          </table:table-cell>
          <table:table-cell office:value-type="float" office:value="0.240952" calcext:value-type="float">
            <text:p>0.240952</text:p>
          </table:table-cell>
          <table:table-cell table:number-columns-repeated="8" office:value-type="float" office:value="0.333333" calcext:value-type="float">
            <text:p>0.333333</text:p>
          </table:table-cell>
          <table:table-cell office:value-type="float" office:value="0.48" calcext:value-type="float">
            <text:p>0.4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8762" calcext:value-type="float">
            <text:p>0.3387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5714" calcext:value-type="float">
            <text:p>0.085714</text:p>
          </table:table-cell>
          <table:table-cell office:value-type="float" office:value="0.262857" calcext:value-type="float">
            <text:p>0.262857</text:p>
          </table:table-cell>
          <table:table-cell table:number-columns-repeated="8" office:value-type="float" office:value="0.333333" calcext:value-type="float">
            <text:p>0.333333</text:p>
          </table:table-cell>
          <table:table-cell office:value-type="float" office:value="0.613333" calcext:value-type="float">
            <text:p>0.61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54286" calcext:value-type="float">
            <text:p>0.3542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524" calcext:value-type="float">
            <text:p>0.009524</text:p>
          </table:table-cell>
          <table:table-cell office:value-type="float" office:value="0.27619" calcext:value-type="float">
            <text:p>0.27619</text:p>
          </table:table-cell>
          <table:table-cell table:number-columns-repeated="7" office:value-type="float" office:value="0.333333" calcext:value-type="float">
            <text:p>0.333333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665714" calcext:value-type="float">
            <text:p>0.66571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70381" calcext:value-type="float">
            <text:p>0.37038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95238" calcext:value-type="float">
            <text:p>0.295238</text:p>
          </table:table-cell>
          <table:table-cell table:number-columns-repeated="7" office:value-type="float" office:value="0.333333" calcext:value-type="float">
            <text:p>0.333333</text:p>
          </table:table-cell>
          <table:table-cell office:value-type="float" office:value="0.604762" calcext:value-type="float">
            <text:p>0.604762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8095" calcext:value-type="float">
            <text:p>0.298095</text:p>
          </table:table-cell>
          <table:table-cell table:number-columns-repeated="6" office:value-type="float" office:value="0.333333" calcext:value-type="float">
            <text:p>0.333333</text:p>
          </table:table-cell>
          <table:table-cell office:value-type="float" office:value="0.459048" calcext:value-type="float">
            <text:p>0.459048</text:p>
          </table:table-cell>
          <table:table-cell office:value-type="float" office:value="0.662857" calcext:value-type="float">
            <text:p>0.662857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408667" calcext:value-type="float">
            <text:p>0.408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float" office:value="0.333333" calcext:value-type="float">
            <text:p>0.333333</text:p>
          </table:table-cell>
          <table:table-cell office:value-type="float" office:value="0.40381" calcext:value-type="float">
            <text:p>0.40381</text:p>
          </table:table-cell>
          <table:table-cell office:value-type="float" office:value="0.655238" calcext:value-type="float">
            <text:p>0.655238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439238" calcext:value-type="float">
            <text:p>0.4392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0.333333" calcext:value-type="float">
            <text:p>0.333333</text:p>
          </table:table-cell>
          <table:table-cell office:value-type="float" office:value="0.389524" calcext:value-type="float">
            <text:p>0.389524</text:p>
          </table:table-cell>
          <table:table-cell office:value-type="float" office:value="0.654286" calcext:value-type="float">
            <text:p>0.654286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471048" calcext:value-type="float">
            <text:p>0.4710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.333333" calcext:value-type="float">
            <text:p>0.333333</text:p>
          </table:table-cell>
          <table:table-cell office:value-type="float" office:value="0.349524" calcext:value-type="float">
            <text:p>0.349524</text:p>
          </table:table-cell>
          <table:table-cell office:value-type="float" office:value="0.599048" calcext:value-type="float">
            <text:p>0.599048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494857" calcext:value-type="float">
            <text:p>0.49485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35238" calcext:value-type="float">
            <text:p>0.335238</text:p>
          </table:table-cell>
          <table:table-cell office:value-type="float" office:value="0.415238" calcext:value-type="float">
            <text:p>0.415238</text:p>
          </table:table-cell>
          <table:table-cell office:value-type="float" office:value="0.661905" calcext:value-type="float">
            <text:p>0.661905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541238" calcext:value-type="float">
            <text:p>0.54123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.333333" calcext:value-type="float">
            <text:p>0.333333</text:p>
          </table:table-cell>
          <table:table-cell office:value-type="float" office:value="0.438095" calcext:value-type="float">
            <text:p>0.438095</text:p>
          </table:table-cell>
          <table:table-cell office:value-type="float" office:value="0.658095" calcext:value-type="float">
            <text:p>0.658095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542952" calcext:value-type="float">
            <text:p>0.5429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.333333" calcext:value-type="float">
            <text:p>0.333333</text:p>
          </table:table-cell>
          <table:table-cell office:value-type="float" office:value="0.472381" calcext:value-type="float">
            <text:p>0.472381</text:p>
          </table:table-cell>
          <table:table-cell office:value-type="float" office:value="0.66381" calcext:value-type="float">
            <text:p>0.66381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546952" calcext:value-type="float">
            <text:p>0.54695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.333333" calcext:value-type="float">
            <text:p>0.333333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628571" calcext:value-type="float">
            <text:p>0.628571</text:p>
          </table:table-cell>
          <table:table-cell table:number-columns-repeated="6" office:value-type="float" office:value="0.666667" calcext:value-type="float">
            <text:p>0.666667</text:p>
          </table:table-cell>
          <table:table-cell office:value-type="float" office:value="0.533333" calcext:value-type="float">
            <text:p>0.5333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608571" calcext:value-type="float">
            <text:p>0.608571</text:p>
          </table:table-cell>
          <table:table-cell table:number-columns-repeated="7" office:value-type="float" office:value="0.666667" calcext:value-type="float">
            <text:p>0.666667</text:p>
          </table:table-cell>
          <table:table-cell office:value-type="float" office:value="0.562286" calcext:value-type="float">
            <text:p>0.56228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40952" calcext:value-type="float">
            <text:p>0.340952</text:p>
          </table:table-cell>
          <table:table-cell office:value-type="float" office:value="0.64" calcext:value-type="float">
            <text:p>0.64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671429" calcext:value-type="float">
            <text:p>0.6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5238" calcext:value-type="float">
            <text:p>0.56523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429524" calcext:value-type="float">
            <text:p>0.429524</text:p>
          </table:table-cell>
          <table:table-cell office:value-type="float" office:value="0.657143" calcext:value-type="float">
            <text:p>0.657143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76286" calcext:value-type="float">
            <text:p>0.57628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43619" calcext:value-type="float">
            <text:p>0.43619</text:p>
          </table:table-cell>
          <table:table-cell office:value-type="float" office:value="0.621905" calcext:value-type="float">
            <text:p>0.621905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73429" calcext:value-type="float">
            <text:p>0.5734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455238" calcext:value-type="float">
            <text:p>0.455238</text:p>
          </table:table-cell>
          <table:table-cell office:value-type="float" office:value="0.639048" calcext:value-type="float">
            <text:p>0.639048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77048" calcext:value-type="float">
            <text:p>0.57704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9619" calcext:value-type="float">
            <text:p>0.39619</text:p>
          </table:table-cell>
          <table:table-cell office:value-type="float" office:value="0.585714" calcext:value-type="float">
            <text:p>0.585714</text:p>
          </table:table-cell>
          <table:table-cell office:value-type="float" office:value="0.654286" calcext:value-type="float">
            <text:p>0.654286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4571" calcext:value-type="float">
            <text:p>0.56457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59048" calcext:value-type="float">
            <text:p>0.359048</text:p>
          </table:table-cell>
          <table:table-cell office:value-type="float" office:value="0.569524" calcext:value-type="float">
            <text:p>0.569524</text:p>
          </table:table-cell>
          <table:table-cell office:value-type="float" office:value="0.649524" calcext:value-type="float">
            <text:p>0.649524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58762" calcext:value-type="float">
            <text:p>0.55876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406667" calcext:value-type="float">
            <text:p>0.406667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644762" calcext:value-type="float">
            <text:p>0.644762</text:p>
          </table:table-cell>
          <table:table-cell office:value-type="float" office:value="0.661905" calcext:value-type="float">
            <text:p>0.661905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3714" calcext:value-type="float">
            <text:p>0.5637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5238" calcext:value-type="float">
            <text:p>0.335238</text:p>
          </table:table-cell>
          <table:table-cell office:value-type="float" office:value="0.426667" calcext:value-type="float">
            <text:p>0.426667</text:p>
          </table:table-cell>
          <table:table-cell office:value-type="float" office:value="0.625714" calcext:value-type="float">
            <text:p>0.625714</text:p>
          </table:table-cell>
          <table:table-cell office:value-type="float" office:value="0.659048" calcext:value-type="float">
            <text:p>0.659048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72286" calcext:value-type="float">
            <text:p>0.57228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619" calcext:value-type="float">
            <text:p>0.33619</text:p>
          </table:table-cell>
          <table:table-cell office:value-type="float" office:value="0.531429" calcext:value-type="float">
            <text:p>0.531429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6381" calcext:value-type="float">
            <text:p>0.66381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80952" calcext:value-type="float">
            <text:p>0.680952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85048" calcext:value-type="float">
            <text:p>0.58504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46667" calcext:value-type="float">
            <text:p>0.346667</text:p>
          </table:table-cell>
          <table:table-cell office:value-type="float" office:value="0.5" calcext:value-type="float">
            <text:p>0.5</text:p>
          </table:table-cell>
          <table:table-cell office:value-type="float" office:value="0.635238" calcext:value-type="float">
            <text:p>0.635238</text:p>
          </table:table-cell>
          <table:table-cell office:value-type="float" office:value="0.660952" calcext:value-type="float">
            <text:p>0.660952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80952" calcext:value-type="float">
            <text:p>0.680952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82381" calcext:value-type="float">
            <text:p>0.58238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5238" calcext:value-type="float">
            <text:p>0.335238</text:p>
          </table:table-cell>
          <table:table-cell office:value-type="float" office:value="0.360952" calcext:value-type="float">
            <text:p>0.360952</text:p>
          </table:table-cell>
          <table:table-cell office:value-type="float" office:value="0.581905" calcext:value-type="float">
            <text:p>0.581905</text:p>
          </table:table-cell>
          <table:table-cell office:value-type="float" office:value="0.641905" calcext:value-type="float">
            <text:p>0.641905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73619" calcext:value-type="float">
            <text:p>0.73619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598952" calcext:value-type="float">
            <text:p>0.59895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381" calcext:value-type="float">
            <text:p>0.34381</text:p>
          </table:table-cell>
          <table:table-cell office:value-type="float" office:value="0.374286" calcext:value-type="float">
            <text:p>0.374286</text:p>
          </table:table-cell>
          <table:table-cell office:value-type="float" office:value="0.569524" calcext:value-type="float">
            <text:p>0.569524</text:p>
          </table:table-cell>
          <table:table-cell office:value-type="float" office:value="0.645714" calcext:value-type="float">
            <text:p>0.645714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806667" calcext:value-type="float">
            <text:p>0.80666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607333" calcext:value-type="float">
            <text:p>0.60733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9048" calcext:value-type="float">
            <text:p>0.339048</text:p>
          </table:table-cell>
          <table:table-cell office:value-type="float" office:value="0.392381" calcext:value-type="float">
            <text:p>0.392381</text:p>
          </table:table-cell>
          <table:table-cell office:value-type="float" office:value="0.587619" calcext:value-type="float">
            <text:p>0.587619</text:p>
          </table:table-cell>
          <table:table-cell office:value-type="float" office:value="0.653333" calcext:value-type="float">
            <text:p>0.653333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25714" calcext:value-type="float">
            <text:p>0.725714</text:p>
          </table:table-cell>
          <table:table-cell office:value-type="float" office:value="0.910476" calcext:value-type="float">
            <text:p>0.910476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627524" calcext:value-type="float">
            <text:p>0.62752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7143" calcext:value-type="float">
            <text:p>0.337143</text:p>
          </table:table-cell>
          <table:table-cell office:value-type="float" office:value="0.537143" calcext:value-type="float">
            <text:p>0.537143</text:p>
          </table:table-cell>
          <table:table-cell office:value-type="float" office:value="0.639048" calcext:value-type="float">
            <text:p>0.639048</text:p>
          </table:table-cell>
          <table:table-cell office:value-type="float" office:value="0.660952" calcext:value-type="float">
            <text:p>0.660952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5619" calcext:value-type="float">
            <text:p>0.75619</text:p>
          </table:table-cell>
          <table:table-cell office:value-type="float" office:value="0.929524" calcext:value-type="float">
            <text:p>0.929524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52667" calcext:value-type="float">
            <text:p>0.65266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575238" calcext:value-type="float">
            <text:p>0.575238</text:p>
          </table:table-cell>
          <table:table-cell office:value-type="float" office:value="0.65619" calcext:value-type="float">
            <text:p>0.65619</text:p>
          </table:table-cell>
          <table:table-cell office:value-type="float" office:value="0.664762" calcext:value-type="float">
            <text:p>0.664762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9524" calcext:value-type="float">
            <text:p>0.669524</text:p>
          </table:table-cell>
          <table:table-cell office:value-type="float" office:value="0.81619" calcext:value-type="float">
            <text:p>0.81619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6619" calcext:value-type="float">
            <text:p>0.6661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0.546667" calcext:value-type="float">
            <text:p>0.546667</text:p>
          </table:table-cell>
          <table:table-cell office:value-type="float" office:value="0.655238" calcext:value-type="float">
            <text:p>0.655238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70571" calcext:value-type="float">
            <text:p>0.67057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21905" calcext:value-type="float">
            <text:p>0.421905</text:p>
          </table:table-cell>
          <table:table-cell office:value-type="float" office:value="0.611429" calcext:value-type="float">
            <text:p>0.611429</text:p>
          </table:table-cell>
          <table:table-cell office:value-type="float" office:value="0.648571" calcext:value-type="float">
            <text:p>0.648571</text:p>
          </table:table-cell>
          <table:table-cell office:value-type="float" office:value="0.664762" calcext:value-type="float">
            <text:p>0.664762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74286" calcext:value-type="float">
            <text:p>0.674286</text:p>
          </table:table-cell>
          <table:table-cell office:value-type="float" office:value="0.849524" calcext:value-type="float">
            <text:p>0.849524</text:p>
          </table:table-cell>
          <table:table-cell office:value-type="float" office:value="0.94" calcext:value-type="float">
            <text:p>0.94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81048" calcext:value-type="float">
            <text:p>0.68104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01905" calcext:value-type="float">
            <text:p>0.401905</text:p>
          </table:table-cell>
          <table:table-cell office:value-type="float" office:value="0.620952" calcext:value-type="float">
            <text:p>0.620952</text:p>
          </table:table-cell>
          <table:table-cell office:value-type="float" office:value="0.655238" calcext:value-type="float">
            <text:p>0.655238</text:p>
          </table:table-cell>
          <table:table-cell office:value-type="float" office:value="0.662857" calcext:value-type="float">
            <text:p>0.662857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67619" calcext:value-type="float">
            <text:p>0.667619</text:p>
          </table:table-cell>
          <table:table-cell office:value-type="float" office:value="0.724762" calcext:value-type="float">
            <text:p>0.724762</text:p>
          </table:table-cell>
          <table:table-cell office:value-type="float" office:value="0.869524" calcext:value-type="float">
            <text:p>0.869524</text:p>
          </table:table-cell>
          <table:table-cell office:value-type="float" office:value="0.93619" calcext:value-type="float">
            <text:p>0.9361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87238" calcext:value-type="float">
            <text:p>0.6872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70476" calcext:value-type="float">
            <text:p>0.370476</text:p>
          </table:table-cell>
          <table:table-cell office:value-type="float" office:value="0.600952" calcext:value-type="float">
            <text:p>0.600952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62857" calcext:value-type="float">
            <text:p>0.662857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05714" calcext:value-type="float">
            <text:p>0.705714</text:p>
          </table:table-cell>
          <table:table-cell office:value-type="float" office:value="0.88" calcext:value-type="float">
            <text:p>0.88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79524" calcext:value-type="float">
            <text:p>0.6795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532381" calcext:value-type="float">
            <text:p>0.532381</text:p>
          </table:table-cell>
          <table:table-cell office:value-type="float" office:value="0.645714" calcext:value-type="float">
            <text:p>0.645714</text:p>
          </table:table-cell>
          <table:table-cell office:value-type="float" office:value="0.66381" calcext:value-type="float">
            <text:p>0.66381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15238" calcext:value-type="float">
            <text:p>0.715238</text:p>
          </table:table-cell>
          <table:table-cell office:value-type="float" office:value="0.892381" calcext:value-type="float">
            <text:p>0.892381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05524" calcext:value-type="float">
            <text:p>0.7055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07619" calcext:value-type="float">
            <text:p>0.507619</text:p>
          </table:table-cell>
          <table:table-cell office:value-type="float" office:value="0.632381" calcext:value-type="float">
            <text:p>0.632381</text:p>
          </table:table-cell>
          <table:table-cell office:value-type="float" office:value="0.660952" calcext:value-type="float">
            <text:p>0.660952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7619" calcext:value-type="float">
            <text:p>0.667619</text:p>
          </table:table-cell>
          <table:table-cell office:value-type="float" office:value="0.788571" calcext:value-type="float">
            <text:p>0.788571</text:p>
          </table:table-cell>
          <table:table-cell office:value-type="float" office:value="0.89619" calcext:value-type="float">
            <text:p>0.89619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09048" calcext:value-type="float">
            <text:p>0.70904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5619" calcext:value-type="float">
            <text:p>0.45619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659048" calcext:value-type="float">
            <text:p>0.659048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67619" calcext:value-type="float">
            <text:p>0.767619</text:p>
          </table:table-cell>
          <table:table-cell office:value-type="float" office:value="0.872381" calcext:value-type="float">
            <text:p>0.872381</text:p>
          </table:table-cell>
          <table:table-cell office:value-type="float" office:value="0.917143" calcext:value-type="float">
            <text:p>0.917143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24952" calcext:value-type="float">
            <text:p>0.72495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94286" calcext:value-type="float">
            <text:p>0.394286</text:p>
          </table:table-cell>
          <table:table-cell office:value-type="float" office:value="0.606667" calcext:value-type="float">
            <text:p>0.606667</text:p>
          </table:table-cell>
          <table:table-cell office:value-type="float" office:value="0.662857" calcext:value-type="float">
            <text:p>0.662857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8381" calcext:value-type="float">
            <text:p>0.68381</text:p>
          </table:table-cell>
          <table:table-cell office:value-type="float" office:value="0.799048" calcext:value-type="float">
            <text:p>0.799048</text:p>
          </table:table-cell>
          <table:table-cell office:value-type="float" office:value="0.882857" calcext:value-type="float">
            <text:p>0.882857</text:p>
          </table:table-cell>
          <table:table-cell office:value-type="float" office:value="0.927619" calcext:value-type="float">
            <text:p>0.927619</text:p>
          </table:table-cell>
          <table:table-cell office:value-type="float" office:value="0.945714" calcext:value-type="float">
            <text:p>0.945714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23619" calcext:value-type="float">
            <text:p>0.72361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52381" calcext:value-type="float">
            <text:p>0.452381</text:p>
          </table:table-cell>
          <table:table-cell office:value-type="float" office:value="0.632381" calcext:value-type="float">
            <text:p>0.632381</text:p>
          </table:table-cell>
          <table:table-cell office:value-type="float" office:value="0.66381" calcext:value-type="float">
            <text:p>0.66381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94286" calcext:value-type="float">
            <text:p>0.694286</text:p>
          </table:table-cell>
          <table:table-cell office:value-type="float" office:value="0.832381" calcext:value-type="float">
            <text:p>0.832381</text:p>
          </table:table-cell>
          <table:table-cell office:value-type="float" office:value="0.89619" calcext:value-type="float">
            <text:p>0.89619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47619" calcext:value-type="float">
            <text:p>0.94761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38286" calcext:value-type="float">
            <text:p>0.73828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67619" calcext:value-type="float">
            <text:p>0.367619</text:p>
          </table:table-cell>
          <table:table-cell office:value-type="float" office:value="0.62" calcext:value-type="float">
            <text:p>0.62</text:p>
          </table:table-cell>
          <table:table-cell office:value-type="float" office:value="0.659048" calcext:value-type="float">
            <text:p>0.65904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67619" calcext:value-type="float">
            <text:p>0.667619</text:p>
          </table:table-cell>
          <table:table-cell office:value-type="float" office:value="0.735238" calcext:value-type="float">
            <text:p>0.735238</text:p>
          </table:table-cell>
          <table:table-cell office:value-type="float" office:value="0.839048" calcext:value-type="float">
            <text:p>0.839048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4" calcext:value-type="float">
            <text:p>0.94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28762" calcext:value-type="float">
            <text:p>0.72876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65714" calcext:value-type="float">
            <text:p>0.365714</text:p>
          </table:table-cell>
          <table:table-cell office:value-type="float" office:value="0.62381" calcext:value-type="float">
            <text:p>0.62381</text:p>
          </table:table-cell>
          <table:table-cell office:value-type="float" office:value="0.665714" calcext:value-type="float">
            <text:p>0.66571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27619" calcext:value-type="float">
            <text:p>0.727619</text:p>
          </table:table-cell>
          <table:table-cell office:value-type="float" office:value="0.802857" calcext:value-type="float">
            <text:p>0.802857</text:p>
          </table:table-cell>
          <table:table-cell office:value-type="float" office:value="0.870476" calcext:value-type="float">
            <text:p>0.870476</text:p>
          </table:table-cell>
          <table:table-cell office:value-type="float" office:value="0.884762" calcext:value-type="float">
            <text:p>0.884762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4381" calcext:value-type="float">
            <text:p>0.94381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4819" calcext:value-type="float">
            <text:p>0.7481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20952" calcext:value-type="float">
            <text:p>0.520952</text:p>
          </table:table-cell>
          <table:table-cell office:value-type="float" office:value="0.660952" calcext:value-type="float">
            <text:p>0.66095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87619" calcext:value-type="float">
            <text:p>0.687619</text:p>
          </table:table-cell>
          <table:table-cell office:value-type="float" office:value="0.748571" calcext:value-type="float">
            <text:p>0.748571</text:p>
          </table:table-cell>
          <table:table-cell office:value-type="float" office:value="0.765714" calcext:value-type="float">
            <text:p>0.765714</text:p>
          </table:table-cell>
          <table:table-cell office:value-type="float" office:value="0.855238" calcext:value-type="float">
            <text:p>0.855238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64667" calcext:value-type="float">
            <text:p>0.76466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92381" calcext:value-type="float">
            <text:p>0.492381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68571" calcext:value-type="float">
            <text:p>0.668571</text:p>
          </table:table-cell>
          <table:table-cell office:value-type="float" office:value="0.70381" calcext:value-type="float">
            <text:p>0.70381</text:p>
          </table:table-cell>
          <table:table-cell office:value-type="float" office:value="0.748571" calcext:value-type="float">
            <text:p>0.748571</text:p>
          </table:table-cell>
          <table:table-cell office:value-type="float" office:value="0.825714" calcext:value-type="float">
            <text:p>0.825714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5238" calcext:value-type="float">
            <text:p>0.915238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49524" calcext:value-type="float">
            <text:p>0.74952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17143" calcext:value-type="float">
            <text:p>0.417143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66381" calcext:value-type="float">
            <text:p>0.6638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5238" calcext:value-type="float">
            <text:p>0.675238</text:p>
          </table:table-cell>
          <table:table-cell office:value-type="float" office:value="0.730476" calcext:value-type="float">
            <text:p>0.730476</text:p>
          </table:table-cell>
          <table:table-cell office:value-type="float" office:value="0.788571" calcext:value-type="float">
            <text:p>0.788571</text:p>
          </table:table-cell>
          <table:table-cell office:value-type="float" office:value="0.872381" calcext:value-type="float">
            <text:p>0.872381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30952" calcext:value-type="float">
            <text:p>0.73095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651429" calcext:value-type="float">
            <text:p>0.651429</text:p>
          </table:table-cell>
          <table:table-cell office:value-type="float" office:value="0.66" calcext:value-type="float">
            <text:p>0.6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69524" calcext:value-type="float">
            <text:p>0.669524</text:p>
          </table:table-cell>
          <table:table-cell office:value-type="float" office:value="0.713333" calcext:value-type="float">
            <text:p>0.713333</text:p>
          </table:table-cell>
          <table:table-cell office:value-type="float" office:value="0.751429" calcext:value-type="float">
            <text:p>0.751429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913333" calcext:value-type="float">
            <text:p>0.913333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30571" calcext:value-type="float">
            <text:p>0.73057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01905" calcext:value-type="float">
            <text:p>0.501905</text:p>
          </table:table-cell>
          <table:table-cell office:value-type="float" office:value="0.655238" calcext:value-type="float">
            <text:p>0.655238</text:p>
          </table:table-cell>
          <table:table-cell office:value-type="float" office:value="0.659048" calcext:value-type="float">
            <text:p>0.65904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87619" calcext:value-type="float">
            <text:p>0.687619</text:p>
          </table:table-cell>
          <table:table-cell office:value-type="float" office:value="0.720952" calcext:value-type="float">
            <text:p>0.720952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51429" calcext:value-type="float">
            <text:p>0.95142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34381" calcext:value-type="float">
            <text:p>0.73438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67619" calcext:value-type="float">
            <text:p>0.667619</text:p>
          </table:table-cell>
          <table:table-cell office:value-type="float" office:value="0.717143" calcext:value-type="float">
            <text:p>0.717143</text:p>
          </table:table-cell>
          <table:table-cell office:value-type="float" office:value="0.75619" calcext:value-type="float">
            <text:p>0.75619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94286" calcext:value-type="float">
            <text:p>0.894286</text:p>
          </table:table-cell>
          <table:table-cell office:value-type="float" office:value="0.949524" calcext:value-type="float">
            <text:p>0.949524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31714" calcext:value-type="float">
            <text:p>0.73171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78095" calcext:value-type="float">
            <text:p>0.478095</text:p>
          </table:table-cell>
          <table:table-cell office:value-type="float" office:value="0.637143" calcext:value-type="float">
            <text:p>0.637143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65714" calcext:value-type="float">
            <text:p>0.665714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0381" calcext:value-type="float">
            <text:p>0.70381</text:p>
          </table:table-cell>
          <table:table-cell office:value-type="float" office:value="0.735238" calcext:value-type="float">
            <text:p>0.735238</text:p>
          </table:table-cell>
          <table:table-cell office:value-type="float" office:value="0.854286" calcext:value-type="float">
            <text:p>0.854286</text:p>
          </table:table-cell>
          <table:table-cell office:value-type="float" office:value="0.934286" calcext:value-type="float">
            <text:p>0.93428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99905" calcext:value-type="float">
            <text:p>0.69990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97143" calcext:value-type="float">
            <text:p>0.497143</text:p>
          </table:table-cell>
          <table:table-cell office:value-type="float" office:value="0.649524" calcext:value-type="float">
            <text:p>0.649524</text:p>
          </table:table-cell>
          <table:table-cell office:value-type="float" office:value="0.658095" calcext:value-type="float">
            <text:p>0.658095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0381" calcext:value-type="float">
            <text:p>0.70381</text:p>
          </table:table-cell>
          <table:table-cell office:value-type="float" office:value="0.751429" calcext:value-type="float">
            <text:p>0.751429</text:p>
          </table:table-cell>
          <table:table-cell office:value-type="float" office:value="0.860952" calcext:value-type="float">
            <text:p>0.86095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707333" calcext:value-type="float">
            <text:p>0.70733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17143" calcext:value-type="float">
            <text:p>0.417143</text:p>
          </table:table-cell>
          <table:table-cell office:value-type="float" office:value="0.654286" calcext:value-type="float">
            <text:p>0.654286</text:p>
          </table:table-cell>
          <table:table-cell office:value-type="float" office:value="0.66381" calcext:value-type="float">
            <text:p>0.66381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07619" calcext:value-type="float">
            <text:p>0.707619</text:p>
          </table:table-cell>
          <table:table-cell office:value-type="float" office:value="0.730476" calcext:value-type="float">
            <text:p>0.730476</text:p>
          </table:table-cell>
          <table:table-cell office:value-type="float" office:value="0.82" calcext:value-type="float">
            <text:p>0.82</text:p>
          </table:table-cell>
          <table:table-cell office:value-type="float" office:value="0.935238" calcext:value-type="float">
            <text:p>0.935238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721429" calcext:value-type="float">
            <text:p>0.72142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60952" calcext:value-type="float">
            <text:p>0.66095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8095" calcext:value-type="float">
            <text:p>0.67809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75619" calcext:value-type="float">
            <text:p>0.75619</text:p>
          </table:table-cell>
          <table:table-cell office:value-type="float" office:value="0.912381" calcext:value-type="float">
            <text:p>0.912381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745048" calcext:value-type="float">
            <text:p>0.7450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42857" calcext:value-type="float">
            <text:p>0.442857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58095" calcext:value-type="float">
            <text:p>0.65809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89524" calcext:value-type="float">
            <text:p>0.689524</text:p>
          </table:table-cell>
          <table:table-cell office:value-type="float" office:value="0.720952" calcext:value-type="float">
            <text:p>0.720952</text:p>
          </table:table-cell>
          <table:table-cell office:value-type="float" office:value="0.829524" calcext:value-type="float">
            <text:p>0.829524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75219" calcext:value-type="float">
            <text:p>0.7521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42857" calcext:value-type="float">
            <text:p>0.442857</text:p>
          </table:table-cell>
          <table:table-cell office:value-type="float" office:value="0.640952" calcext:value-type="float">
            <text:p>0.640952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12381" calcext:value-type="float">
            <text:p>0.712381</text:p>
          </table:table-cell>
          <table:table-cell office:value-type="float" office:value="0.801905" calcext:value-type="float">
            <text:p>0.801905</text:p>
          </table:table-cell>
          <table:table-cell office:value-type="float" office:value="0.908571" calcext:value-type="float">
            <text:p>0.908571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768762" calcext:value-type="float">
            <text:p>0.76876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94286" calcext:value-type="float">
            <text:p>0.494286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64762" calcext:value-type="float">
            <text:p>0.664762</text:p>
          </table:table-cell>
          <table:table-cell office:value-type="float" office:value="0.692381" calcext:value-type="float">
            <text:p>0.692381</text:p>
          </table:table-cell>
          <table:table-cell office:value-type="float" office:value="0.755238" calcext:value-type="float">
            <text:p>0.755238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0476" calcext:value-type="float">
            <text:p>0.930476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792762" calcext:value-type="float">
            <text:p>0.79276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 office:value-type="float" office:value="0.645714" calcext:value-type="float">
            <text:p>0.645714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65714" calcext:value-type="float">
            <text:p>0.665714</text:p>
          </table:table-cell>
          <table:table-cell office:value-type="float" office:value="0.686667" calcext:value-type="float">
            <text:p>0.686667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877143" calcext:value-type="float">
            <text:p>0.877143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815619" calcext:value-type="float">
            <text:p>0.81561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64381" calcext:value-type="float">
            <text:p>0.64381</text:p>
          </table:table-cell>
          <table:table-cell office:value-type="float" office:value="0.659048" calcext:value-type="float">
            <text:p>0.65904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08571" calcext:value-type="float">
            <text:p>0.708571</text:p>
          </table:table-cell>
          <table:table-cell office:value-type="float" office:value="0.852381" calcext:value-type="float">
            <text:p>0.852381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829238" calcext:value-type="float">
            <text:p>0.82923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54286" calcext:value-type="float">
            <text:p>0.654286</text:p>
          </table:table-cell>
          <table:table-cell office:value-type="float" office:value="0.66" calcext:value-type="float">
            <text:p>0.66</text:p>
          </table:table-cell>
          <table:table-cell office:value-type="float" office:value="0.689524" calcext:value-type="float">
            <text:p>0.689524</text:p>
          </table:table-cell>
          <table:table-cell office:value-type="float" office:value="0.727619" calcext:value-type="float">
            <text:p>0.727619</text:p>
          </table:table-cell>
          <table:table-cell office:value-type="float" office:value="0.899048" calcext:value-type="float">
            <text:p>0.899048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839238" calcext:value-type="float">
            <text:p>0.83923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4762" calcext:value-type="float">
            <text:p>0.624762</text:p>
          </table:table-cell>
          <table:table-cell office:value-type="float" office:value="0.673333" calcext:value-type="float">
            <text:p>0.673333</text:p>
          </table:table-cell>
          <table:table-cell office:value-type="float" office:value="0.706667" calcext:value-type="float">
            <text:p>0.706667</text:p>
          </table:table-cell>
          <table:table-cell office:value-type="float" office:value="0.813333" calcext:value-type="float">
            <text:p>0.813333</text:p>
          </table:table-cell>
          <table:table-cell office:value-type="float" office:value="0.919048" calcext:value-type="float">
            <text:p>0.919048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849905" calcext:value-type="float">
            <text:p>0.84990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4762" calcext:value-type="float">
            <text:p>0.624762</text:p>
          </table:table-cell>
          <table:table-cell office:value-type="float" office:value="0.687619" calcext:value-type="float">
            <text:p>0.687619</text:p>
          </table:table-cell>
          <table:table-cell office:value-type="float" office:value="0.802857" calcext:value-type="float">
            <text:p>0.802857</text:p>
          </table:table-cell>
          <table:table-cell office:value-type="float" office:value="0.882857" calcext:value-type="float">
            <text:p>0.882857</text:p>
          </table:table-cell>
          <table:table-cell office:value-type="float" office:value="0.940952" calcext:value-type="float">
            <text:p>0.940952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870095" calcext:value-type="float">
            <text:p>0.87009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4762" calcext:value-type="float">
            <text:p>0.624762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93333" calcext:value-type="float">
            <text:p>0.69333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98095" calcext:value-type="float">
            <text:p>0.898095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849238" calcext:value-type="float">
            <text:p>0.84923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27619" calcext:value-type="float">
            <text:p>0.527619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72381" calcext:value-type="float">
            <text:p>0.672381</text:p>
          </table:table-cell>
          <table:table-cell office:value-type="float" office:value="0.84381" calcext:value-type="float">
            <text:p>0.84381</text:p>
          </table:table-cell>
          <table:table-cell office:value-type="float" office:value="0.92" calcext:value-type="float">
            <text:p>0.92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838286" calcext:value-type="float">
            <text:p>0.83828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74286" calcext:value-type="float">
            <text:p>0.574286</text:p>
          </table:table-cell>
          <table:table-cell office:value-type="float" office:value="0.66381" calcext:value-type="float">
            <text:p>0.66381</text:p>
          </table:table-cell>
          <table:table-cell office:value-type="float" office:value="0.79619" calcext:value-type="float">
            <text:p>0.79619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929524" calcext:value-type="float">
            <text:p>0.929524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858857" calcext:value-type="float">
            <text:p>0.85885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47619" calcext:value-type="float">
            <text:p>0.447619</text:p>
          </table:table-cell>
          <table:table-cell office:value-type="float" office:value="0.637143" calcext:value-type="float">
            <text:p>0.637143</text:p>
          </table:table-cell>
          <table:table-cell office:value-type="float" office:value="0.678095" calcext:value-type="float">
            <text:p>0.678095</text:p>
          </table:table-cell>
          <table:table-cell office:value-type="float" office:value="0.841905" calcext:value-type="float">
            <text:p>0.841905</text:p>
          </table:table-cell>
          <table:table-cell office:value-type="float" office:value="0.860952" calcext:value-type="float">
            <text:p>0.860952</text:p>
          </table:table-cell>
          <table:table-cell office:value-type="float" office:value="0.917143" calcext:value-type="float">
            <text:p>0.917143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869714" calcext:value-type="float">
            <text:p>0.86971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.657143" calcext:value-type="float">
            <text:p>0.657143</text:p>
          </table:table-cell>
          <table:table-cell office:value-type="float" office:value="0.665714" calcext:value-type="float">
            <text:p>0.665714</text:p>
          </table:table-cell>
          <table:table-cell office:value-type="float" office:value="0.79619" calcext:value-type="float">
            <text:p>0.79619</text:p>
          </table:table-cell>
          <table:table-cell office:value-type="float" office:value="0.860952" calcext:value-type="float">
            <text:p>0.860952</text:p>
          </table:table-cell>
          <table:table-cell office:value-type="float" office:value="0.932381" calcext:value-type="float">
            <text:p>0.932381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867429" calcext:value-type="float">
            <text:p>0.86742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51429" calcext:value-type="float">
            <text:p>0.651429</text:p>
          </table:table-cell>
          <table:table-cell office:value-type="float" office:value="0.728571" calcext:value-type="float">
            <text:p>0.72857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98095" calcext:value-type="float">
            <text:p>0.898095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884952" calcext:value-type="float">
            <text:p>0.88495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.657143" calcext:value-type="float">
            <text:p>0.657143</text:p>
          </table:table-cell>
          <table:table-cell office:value-type="float" office:value="0.728571" calcext:value-type="float">
            <text:p>0.72857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10476" calcext:value-type="float">
            <text:p>0.910476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886762" calcext:value-type="float">
            <text:p>0.88676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.657143" calcext:value-type="float">
            <text:p>0.657143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04762" calcext:value-type="float">
            <text:p>0.904762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890476" calcext:value-type="float">
            <text:p>0.89047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.657143" calcext:value-type="float">
            <text:p>0.657143</text:p>
          </table:table-cell>
          <table:table-cell office:value-type="float" office:value="0.817143" calcext:value-type="float">
            <text:p>0.817143</text:p>
          </table:table-cell>
          <table:table-cell office:value-type="float" office:value="0.881905" calcext:value-type="float">
            <text:p>0.881905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02286" calcext:value-type="float">
            <text:p>0.90228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4381" calcext:value-type="float">
            <text:p>0.74381</text:p>
          </table:table-cell>
          <table:table-cell office:value-type="float" office:value="0.925714" calcext:value-type="float">
            <text:p>0.925714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28857" calcext:value-type="float">
            <text:p>0.92885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8" calcext:value-type="float">
            <text:p>0.78</text:p>
          </table:table-cell>
          <table:table-cell office:value-type="float" office:value="0.933333" calcext:value-type="float">
            <text:p>0.933333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33238" calcext:value-type="float">
            <text:p>0.93323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4381" calcext:value-type="float">
            <text:p>0.74381</text:p>
          </table:table-cell>
          <table:table-cell office:value-type="float" office:value="0.872381" calcext:value-type="float">
            <text:p>0.872381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23524" calcext:value-type="float">
            <text:p>0.92352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02857" calcext:value-type="float">
            <text:p>0.702857</text:p>
          </table:table-cell>
          <table:table-cell office:value-type="float" office:value="0.904762" calcext:value-type="float">
            <text:p>0.904762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22667" calcext:value-type="float">
            <text:p>0.92266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87619" calcext:value-type="float">
            <text:p>0.787619</text:p>
          </table:table-cell>
          <table:table-cell office:value-type="float" office:value="0.919048" calcext:value-type="float">
            <text:p>0.919048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32571" calcext:value-type="float">
            <text:p>0.93257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94286" calcext:value-type="float">
            <text:p>0.794286</text:p>
          </table:table-cell>
          <table:table-cell office:value-type="float" office:value="0.931429" calcext:value-type="float">
            <text:p>0.931429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34571" calcext:value-type="float">
            <text:p>0.9345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730476" calcext:value-type="float">
            <text:p>0.730476</text:p>
          </table:table-cell>
          <table:table-cell office:value-type="float" office:value="0.89619" calcext:value-type="float">
            <text:p>0.89619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24762" calcext:value-type="float">
            <text:p>0.92476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761905" calcext:value-type="float">
            <text:p>0.761905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33714" calcext:value-type="float">
            <text:p>0.93371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28571" calcext:value-type="float">
            <text:p>0.828571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40667" calcext:value-type="float">
            <text:p>0.94066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18095" calcext:value-type="float">
            <text:p>0.718095</text:p>
          </table:table-cell>
          <table:table-cell office:value-type="float" office:value="0.942857" calcext:value-type="float">
            <text:p>0.942857</text:p>
          </table:table-cell>
          <table:table-cell table:number-columns-repeated="7" office:value-type="float" office:value="0.952381" calcext:value-type="float">
            <text:p>0.95238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28952" calcext:value-type="float">
            <text:p>0.92895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21905" calcext:value-type="float">
            <text:p>0.721905</text:p>
          </table:table-cell>
          <table:table-cell office:value-type="float" office:value="0.942857" calcext:value-type="float">
            <text:p>0.942857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29429" calcext:value-type="float">
            <text:p>0.92942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15238" calcext:value-type="float">
            <text:p>0.715238</text:p>
          </table:table-cell>
          <table:table-cell office:value-type="float" office:value="0.942857" calcext:value-type="float">
            <text:p>0.942857</text:p>
          </table:table-cell>
          <table:table-cell table:number-columns-repeated="7" office:value-type="float" office:value="0.952381" calcext:value-type="float">
            <text:p>0.95238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28667" calcext:value-type="float">
            <text:p>0.92866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92381" calcext:value-type="float">
            <text:p>0.692381</text:p>
          </table:table-cell>
          <table:table-cell office:value-type="float" office:value="0.933333" calcext:value-type="float">
            <text:p>0.933333</text:p>
          </table:table-cell>
          <table:table-cell table:number-columns-repeated="7" office:value-type="float" office:value="0.952381" calcext:value-type="float">
            <text:p>0.95238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25429" calcext:value-type="float">
            <text:p>0.92542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17143" calcext:value-type="float">
            <text:p>0.717143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29905" calcext:value-type="float">
            <text:p>0.92990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69524" calcext:value-type="float">
            <text:p>0.769524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954286" calcext:value-type="float">
            <text:p>0.95428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35238" calcext:value-type="float">
            <text:p>0.93523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86667" calcext:value-type="float">
            <text:p>0.686667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27429" calcext:value-type="float">
            <text:p>0.92742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68571" calcext:value-type="float">
            <text:p>0.668571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25714" calcext:value-type="float">
            <text:p>0.92571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625714" calcext:value-type="float">
            <text:p>0.625714</text:p>
          </table:table-cell>
          <table:table-cell office:value-type="float" office:value="0.780952" calcext:value-type="float">
            <text:p>0.780952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0381" calcext:value-type="float">
            <text:p>0.9038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591429" calcext:value-type="float">
            <text:p>0.591429</text:p>
          </table:table-cell>
          <table:table-cell office:value-type="float" office:value="0.819048" calcext:value-type="float">
            <text:p>0.819048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0419" calcext:value-type="float">
            <text:p>0.9041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09524" calcext:value-type="float">
            <text:p>0.409524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947619" calcext:value-type="float">
            <text:p>0.947619</text:p>
          </table:table-cell>
          <table:table-cell table:number-columns-repeated="7" office:value-type="float" office:value="0.952381" calcext:value-type="float">
            <text:p>0.95238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21429" calcext:value-type="float">
            <text:p>0.92142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75238" calcext:value-type="float">
            <text:p>0.675238</text:p>
          </table:table-cell>
          <table:table-cell office:value-type="float" office:value="0.937143" calcext:value-type="float">
            <text:p>0.937143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24762" calcext:value-type="float">
            <text:p>0.92476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59048" calcext:value-type="float">
            <text:p>0.759048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35238" calcext:value-type="float">
            <text:p>0.93523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48571" calcext:value-type="float">
            <text:p>0.848571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43714" calcext:value-type="float">
            <text:p>0.94371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02857" calcext:value-type="float">
            <text:p>0.802857</text:p>
          </table:table-cell>
          <table:table-cell table:number-columns-repeated="7" office:value-type="float" office:value="0.952381" calcext:value-type="float">
            <text:p>0.952381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39333" calcext:value-type="float">
            <text:p>0.93933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  <table:table-cell office:value-type="float" office:value="0.668571" calcext:value-type="float">
            <text:p>0.668571</text:p>
          </table:table-cell>
          <table:table-cell office:value-type="float" office:value="0.925714" calcext:value-type="float">
            <text:p>0.925714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23048" calcext:value-type="float">
            <text:p>0.92304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.6</text:p>
          </table:table-cell>
          <table:table-cell office:value-type="float" office:value="0.737143" calcext:value-type="float">
            <text:p>0.737143</text:p>
          </table:table-cell>
          <table:table-cell office:value-type="float" office:value="0.939048" calcext:value-type="float">
            <text:p>0.939048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32" calcext:value-type="float">
            <text:p>0.93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.6</text:p>
          </table:table-cell>
          <table:table-cell office:value-type="float" office:value="0.775238" calcext:value-type="float">
            <text:p>0.775238</text:p>
          </table:table-cell>
          <table:table-cell table:number-columns-repeated="6" office:value-type="float" office:value="0.952381" calcext:value-type="float">
            <text:p>0.95238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7524" calcext:value-type="float">
            <text:p>0.93752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95238" calcext:value-type="float">
            <text:p>0.695238</text:p>
          </table:table-cell>
          <table:table-cell office:value-type="float" office:value="0.94" calcext:value-type="float">
            <text:p>0.94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28667" calcext:value-type="float">
            <text:p>0.92866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34286" calcext:value-type="float">
            <text:p>0.734286</text:p>
          </table:table-cell>
          <table:table-cell office:value-type="float" office:value="0.93619" calcext:value-type="float">
            <text:p>0.93619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31619" calcext:value-type="float">
            <text:p>0.93161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3429" calcext:value-type="float">
            <text:p>0.94342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1619" calcext:value-type="float">
            <text:p>0.81619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219" calcext:value-type="float">
            <text:p>0.942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2857" calcext:value-type="float">
            <text:p>0.742857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5143" calcext:value-type="float">
            <text:p>0.93514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6381" calcext:value-type="float">
            <text:p>0.86381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7905" calcext:value-type="float">
            <text:p>0.94790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2381" calcext:value-type="float">
            <text:p>0.92381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55048" calcext:value-type="float">
            <text:p>0.9550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922857" calcext:value-type="float">
            <text:p>0.92285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55238" calcext:value-type="float">
            <text:p>0.95523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32381" calcext:value-type="float">
            <text:p>0.832381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4581" calcext:value-type="float">
            <text:p>0.9458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40952" calcext:value-type="float">
            <text:p>0.840952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46095" calcext:value-type="float">
            <text:p>0.94609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75238" calcext:value-type="float">
            <text:p>0.775238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39333" calcext:value-type="float">
            <text:p>0.93933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64381" calcext:value-type="float">
            <text:p>0.64381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25143" calcext:value-type="float">
            <text:p>0.92514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27619" calcext:value-type="float">
            <text:p>0.827619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4286" calcext:value-type="float">
            <text:p>0.94428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84762" calcext:value-type="float">
            <text:p>0.884762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9905" calcext:value-type="float">
            <text:p>0.94990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8" calcext:value-type="float">
            <text:p>0.78</text:p>
          </table:table-cell>
          <table:table-cell table:number-columns-repeated="4" office:value-type="float" office:value="0.952381" calcext:value-type="float">
            <text:p>0.952381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39905" calcext:value-type="float">
            <text:p>0.93990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18095" calcext:value-type="float">
            <text:p>0.818095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44286" calcext:value-type="float">
            <text:p>0.94428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6381" calcext:value-type="float">
            <text:p>0.86381</text:p>
          </table:table-cell>
          <table:table-cell table:number-columns-repeated="5" office:value-type="float" office:value="0.952381" calcext:value-type="float">
            <text:p>0.952381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7333" calcext:value-type="float">
            <text:p>0.94733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917143" calcext:value-type="float">
            <text:p>0.917143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53238" calcext:value-type="float">
            <text:p>0.95323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915238" calcext:value-type="float">
            <text:p>0.915238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53238" calcext:value-type="float">
            <text:p>0.95323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1429" calcext:value-type="float">
            <text:p>0.94142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713333" calcext:value-type="float">
            <text:p>0.713333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32952" calcext:value-type="float">
            <text:p>0.93295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641905" calcext:value-type="float">
            <text:p>0.641905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26381" calcext:value-type="float">
            <text:p>0.92638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71619" calcext:value-type="float">
            <text:p>0.71619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35048" calcext:value-type="float">
            <text:p>0.93504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46667" calcext:value-type="float">
            <text:p>0.74666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38571" calcext:value-type="float">
            <text:p>0.93857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53524" calcext:value-type="float">
            <text:p>0.95352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25714" calcext:value-type="float">
            <text:p>0.825714</text:p>
          </table:table-cell>
          <table:table-cell office:value-type="float" office:value="0.952381" calcext:value-type="float">
            <text:p>0.952381</text:p>
          </table:table-cell>
          <table:table-cell table:number-columns-repeated="9" office:value-type="float" office:value="0.961905" calcext:value-type="float">
            <text:p>0.961905</text:p>
          </table:table-cell>
          <table:table-cell office:value-type="float" office:value="0.947333" calcext:value-type="float">
            <text:p>0.94733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684762" calcext:value-type="float">
            <text:p>0.684762</text:p>
          </table:table-cell>
          <table:table-cell office:value-type="float" office:value="0.953333" calcext:value-type="float">
            <text:p>0.953333</text:p>
          </table:table-cell>
          <table:table-cell table:number-columns-repeated="9" office:value-type="float" office:value="0.961905" calcext:value-type="float">
            <text:p>0.961905</text:p>
          </table:table-cell>
          <table:table-cell office:value-type="float" office:value="0.933333" calcext:value-type="float">
            <text:p>0.93333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381" calcext:value-type="float">
            <text:p>0.74381</text:p>
          </table:table-cell>
          <table:table-cell office:value-type="float" office:value="0.959048" calcext:value-type="float">
            <text:p>0.959048</text:p>
          </table:table-cell>
          <table:table-cell table:number-columns-repeated="9" office:value-type="float" office:value="0.961905" calcext:value-type="float">
            <text:p>0.961905</text:p>
          </table:table-cell>
          <table:table-cell office:value-type="float" office:value="0.93981" calcext:value-type="float">
            <text:p>0.9398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40952" calcext:value-type="float">
            <text:p>0.840952</text:p>
          </table:table-cell>
          <table:table-cell office:value-type="float" office:value="0.95619" calcext:value-type="float">
            <text:p>0.95619</text:p>
          </table:table-cell>
          <table:table-cell table:number-columns-repeated="9" office:value-type="float" office:value="0.961905" calcext:value-type="float">
            <text:p>0.961905</text:p>
          </table:table-cell>
          <table:table-cell office:value-type="float" office:value="0.949238" calcext:value-type="float">
            <text:p>0.94923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90476" calcext:value-type="float">
            <text:p>0.390476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51143" calcext:value-type="float">
            <text:p>0.95114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90476" calcext:value-type="float">
            <text:p>0.390476</text:p>
          </table:table-cell>
          <table:table-cell office:value-type="float" office:value="0.867619" calcext:value-type="float">
            <text:p>0.86761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50857" calcext:value-type="float">
            <text:p>0.95085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50476" calcext:value-type="float">
            <text:p>0.850476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8667" calcext:value-type="float">
            <text:p>0.94866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619" calcext:value-type="float">
            <text:p>0.83619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6571" calcext:value-type="float">
            <text:p>0.94657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28571" calcext:value-type="float">
            <text:p>0.828571</text:p>
          </table:table-cell>
          <table:table-cell table:number-columns-repeated="2" office:value-type="float" office:value="0.952381" calcext:value-type="float">
            <text:p>0.952381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46667" calcext:value-type="float">
            <text:p>0.94666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6381" calcext:value-type="float">
            <text:p>0.76381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39619" calcext:value-type="float">
            <text:p>0.93961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32381" calcext:value-type="float">
            <text:p>0.632381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26381" calcext:value-type="float">
            <text:p>0.92638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05714" calcext:value-type="float">
            <text:p>0.805714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4" calcext:value-type="float">
            <text:p>0.94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6476" calcext:value-type="float">
            <text:p>0.94647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7619" calcext:value-type="float">
            <text:p>0.74761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38667" calcext:value-type="float">
            <text:p>0.93866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12381" calcext:value-type="float">
            <text:p>0.812381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45333" calcext:value-type="float">
            <text:p>0.94533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51048" calcext:value-type="float">
            <text:p>0.95104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38381" calcext:value-type="float">
            <text:p>0.93838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620952" calcext:value-type="float">
            <text:p>0.62095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25714" calcext:value-type="float">
            <text:p>0.92571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6" calcext:value-type="float">
            <text:p>0.8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50286" calcext:value-type="float">
            <text:p>0.95028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73333" calcext:value-type="float">
            <text:p>0.873333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50571" calcext:value-type="float">
            <text:p>0.95057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40952" calcext:value-type="float">
            <text:p>0.84095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4286" calcext:value-type="float">
            <text:p>0.954286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7143" calcext:value-type="float">
            <text:p>0.94714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815238" calcext:value-type="float">
            <text:p>0.815238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3238" calcext:value-type="float">
            <text:p>0.94323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46667" calcext:value-type="float">
            <text:p>0.946667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52476" calcext:value-type="float">
            <text:p>0.95247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60952" calcext:value-type="float">
            <text:p>0.860952</text:p>
          </table:table-cell>
          <table:table-cell office:value-type="float" office:value="0.94381" calcext:value-type="float">
            <text:p>0.94381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7048" calcext:value-type="float">
            <text:p>0.94704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4" calcext:value-type="float">
            <text:p>0.84</text:p>
          </table:table-cell>
          <table:table-cell office:value-type="float" office:value="0.933333" calcext:value-type="float">
            <text:p>0.933333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3619" calcext:value-type="float">
            <text:p>0.94361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15238" calcext:value-type="float">
            <text:p>0.815238</text:p>
          </table:table-cell>
          <table:table-cell office:value-type="float" office:value="0.925714" calcext:value-type="float">
            <text:p>0.925714</text:p>
          </table:table-cell>
          <table:table-cell table:number-columns-repeated="4" office:value-type="float" office:value="0.952381" calcext:value-type="float">
            <text:p>0.952381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3981" calcext:value-type="float">
            <text:p>0.9398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0476" calcext:value-type="float">
            <text:p>0.390476</text:p>
          </table:table-cell>
          <table:table-cell office:value-type="float" office:value="0.767619" calcext:value-type="float">
            <text:p>0.767619</text:p>
          </table:table-cell>
          <table:table-cell office:value-type="float" office:value="0.933333" calcext:value-type="float">
            <text:p>0.933333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36857" calcext:value-type="float">
            <text:p>0.93685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3619" calcext:value-type="float">
            <text:p>0.83619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4286" calcext:value-type="float">
            <text:p>0.954286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6667" calcext:value-type="float">
            <text:p>0.94666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73333" calcext:value-type="float">
            <text:p>0.873333</text:p>
          </table:table-cell>
          <table:table-cell office:value-type="float" office:value="0.940952" calcext:value-type="float">
            <text:p>0.94095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48571" calcext:value-type="float">
            <text:p>0.94857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88" calcext:value-type="float">
            <text:p>0.88</text:p>
          </table:table-cell>
          <table:table-cell office:value-type="float" office:value="0.946667" calcext:value-type="float">
            <text:p>0.94666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50381" calcext:value-type="float">
            <text:p>0.95038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2381" calcext:value-type="float">
            <text:p>0.952381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5048" calcext:value-type="float">
            <text:p>0.94504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2381" calcext:value-type="float">
            <text:p>0.772381</text:p>
          </table:table-cell>
          <table:table-cell office:value-type="float" office:value="0.93619" calcext:value-type="float">
            <text:p>0.93619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38095" calcext:value-type="float">
            <text:p>0.93809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81905" calcext:value-type="float">
            <text:p>0.681905</text:p>
          </table:table-cell>
          <table:table-cell office:value-type="float" office:value="0.929524" calcext:value-type="float">
            <text:p>0.929524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28095" calcext:value-type="float">
            <text:p>0.92809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" calcext:value-type="float">
            <text:p>0.8</text:p>
          </table:table-cell>
          <table:table-cell office:value-type="float" office:value="0.946667" calcext:value-type="float">
            <text:p>0.94666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41619" calcext:value-type="float">
            <text:p>0.94161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890476" calcext:value-type="float">
            <text:p>0.890476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4286" calcext:value-type="float">
            <text:p>0.954286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26381" calcext:value-type="float">
            <text:p>0.92638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80952" calcext:value-type="float">
            <text:p>0.780952</text:p>
          </table:table-cell>
          <table:table-cell office:value-type="float" office:value="0.949524" calcext:value-type="float">
            <text:p>0.949524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0762" calcext:value-type="float">
            <text:p>0.94076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1619" calcext:value-type="float">
            <text:p>0.81619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43905" calcext:value-type="float">
            <text:p>0.94390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765714" calcext:value-type="float">
            <text:p>0.765714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39238" calcext:value-type="float">
            <text:p>0.93923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6381" calcext:value-type="float">
            <text:p>0.86381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48857" calcext:value-type="float">
            <text:p>0.94885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86667" calcext:value-type="float">
            <text:p>0.786667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0381" calcext:value-type="float">
            <text:p>0.94038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908571" calcext:value-type="float">
            <text:p>0.908571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54381" calcext:value-type="float">
            <text:p>0.95438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850476" calcext:value-type="float">
            <text:p>0.850476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8381" calcext:value-type="float">
            <text:p>0.94838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59619" calcext:value-type="float">
            <text:p>0.95961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55619" calcext:value-type="float">
            <text:p>0.95561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95238" calcext:value-type="float">
            <text:p>0.895238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52762" calcext:value-type="float">
            <text:p>0.95276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99048" calcext:value-type="float">
            <text:p>0.899048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53333" calcext:value-type="float">
            <text:p>0.95333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5619" calcext:value-type="float">
            <text:p>0.75619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38381" calcext:value-type="float">
            <text:p>0.93838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80952" calcext:value-type="float">
            <text:p>0.88095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51333" calcext:value-type="float">
            <text:p>0.95133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5238" calcext:value-type="float">
            <text:p>0.94523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2381" calcext:value-type="float">
            <text:p>0.772381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72381" calcext:value-type="float">
            <text:p>0.772381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0762" calcext:value-type="float">
            <text:p>0.94076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78095" calcext:value-type="float">
            <text:p>0.878095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50952" calcext:value-type="float">
            <text:p>0.95095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56286" calcext:value-type="float">
            <text:p>0.95628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0.847619" calcext:value-type="float">
            <text:p>0.847619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8" calcext:value-type="float">
            <text:p>0.94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2381" calcext:value-type="float">
            <text:p>0.82381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5619" calcext:value-type="float">
            <text:p>0.945619</text:p>
          </table:table-cell>
          <table:table-cell>
            <draw:frame draw:z-index="0" draw:style-name="gr1" draw:text-style-name="P1" svg:width="22.348cm" svg:height="12.57cm" svg:x="0.004cm" svg:y="0.001cm">
  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38095" calcext:value-type="float">
            <text:p>0.838095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47333" calcext:value-type="float">
            <text:p>0.94733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12381" calcext:value-type="float">
            <text:p>0.712381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33905" calcext:value-type="float">
            <text:p>0.93390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53333" calcext:value-type="float">
            <text:p>0.653333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28667" calcext:value-type="float">
            <text:p>0.92866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65714" calcext:value-type="float">
            <text:p>0.665714</text:p>
          </table:table-cell>
          <table:table-cell office:value-type="float" office:value="0.864762" calcext:value-type="float">
            <text:p>0.864762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21143" calcext:value-type="float">
            <text:p>0.92114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99048" calcext:value-type="float">
            <text:p>0.69904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55238" calcext:value-type="float">
            <text:p>0.955238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27333" calcext:value-type="float">
            <text:p>0.92733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67619" calcext:value-type="float">
            <text:p>0.667619</text:p>
          </table:table-cell>
          <table:table-cell office:value-type="float" office:value="0.838095" calcext:value-type="float">
            <text:p>0.838095</text:p>
          </table:table-cell>
          <table:table-cell table:number-columns-repeated="2" office:value-type="float" office:value="0.952381" calcext:value-type="float">
            <text:p>0.952381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1819" calcext:value-type="float">
            <text:p>0.9181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39048" calcext:value-type="float">
            <text:p>0.639048</text:p>
          </table:table-cell>
          <table:table-cell office:value-type="float" office:value="0.882857" calcext:value-type="float">
            <text:p>0.882857</text:p>
          </table:table-cell>
          <table:table-cell table:number-columns-repeated="2" office:value-type="float" office:value="0.952381" calcext:value-type="float">
            <text:p>0.952381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1981" calcext:value-type="float">
            <text:p>0.9198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50476" calcext:value-type="float">
            <text:p>0.750476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3819" calcext:value-type="float">
            <text:p>0.9381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34381" calcext:value-type="float">
            <text:p>0.93438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39048" calcext:value-type="float">
            <text:p>0.739048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37048" calcext:value-type="float">
            <text:p>0.93704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34286" calcext:value-type="float">
            <text:p>0.734286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36381" calcext:value-type="float">
            <text:p>0.93638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95238" calcext:value-type="float">
            <text:p>0.495238</text:p>
          </table:table-cell>
          <table:table-cell office:value-type="float" office:value="0.622857" calcext:value-type="float">
            <text:p>0.622857</text:p>
          </table:table-cell>
          <table:table-cell office:value-type="float" office:value="0.924762" calcext:value-type="float">
            <text:p>0.92476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2181" calcext:value-type="float">
            <text:p>0.9218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97143" calcext:value-type="float">
            <text:p>0.697143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32857" calcext:value-type="float">
            <text:p>0.93285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99048" calcext:value-type="float">
            <text:p>0.599048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14762" calcext:value-type="float">
            <text:p>0.91476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5238" calcext:value-type="float">
            <text:p>0.615238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4286" calcext:value-type="float">
            <text:p>0.954286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25524" calcext:value-type="float">
            <text:p>0.92552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751429" calcext:value-type="float">
            <text:p>0.751429</text:p>
          </table:table-cell>
          <table:table-cell office:value-type="float" office:value="0.953333" calcext:value-type="float">
            <text:p>0.953333</text:p>
          </table:table-cell>
          <table:table-cell table:number-columns-repeated="9" office:value-type="float" office:value="0.961905" calcext:value-type="float">
            <text:p>0.961905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39048" calcext:value-type="float">
            <text:p>0.639048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28476" calcext:value-type="float">
            <text:p>0.92847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60952" calcext:value-type="float">
            <text:p>0.960952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22762" calcext:value-type="float">
            <text:p>0.92276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1619" calcext:value-type="float">
            <text:p>0.71619</text:p>
          </table:table-cell>
          <table:table-cell office:value-type="float" office:value="0.952381" calcext:value-type="float">
            <text:p>0.952381</text:p>
          </table:table-cell>
          <table:table-cell table:number-columns-repeated="9" office:value-type="float" office:value="0.961905" calcext:value-type="float">
            <text:p>0.961905</text:p>
          </table:table-cell>
          <table:table-cell office:value-type="float" office:value="0.936381" calcext:value-type="float">
            <text:p>0.93638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40571" calcext:value-type="float">
            <text:p>0.94057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54286" calcext:value-type="float">
            <text:p>0.75428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39524" calcext:value-type="float">
            <text:p>0.93952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955238" calcext:value-type="float">
            <text:p>0.955238</text:p>
          </table:table-cell>
          <table:table-cell table:number-columns-repeated="9" office:value-type="float" office:value="0.961905" calcext:value-type="float">
            <text:p>0.961905</text:p>
          </table:table-cell>
          <table:table-cell office:value-type="float" office:value="0.947143" calcext:value-type="float">
            <text:p>0.94714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29524" calcext:value-type="float">
            <text:p>0.729524</text:p>
          </table:table-cell>
          <table:table-cell office:value-type="float" office:value="0.953333" calcext:value-type="float">
            <text:p>0.953333</text:p>
          </table:table-cell>
          <table:table-cell table:number-columns-repeated="9" office:value-type="float" office:value="0.961905" calcext:value-type="float">
            <text:p>0.961905</text:p>
          </table:table-cell>
          <table:table-cell office:value-type="float" office:value="0.93781" calcext:value-type="float">
            <text:p>0.9378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953333" calcext:value-type="float">
            <text:p>0.953333</text:p>
          </table:table-cell>
          <table:table-cell table:number-columns-repeated="9" office:value-type="float" office:value="0.961905" calcext:value-type="float">
            <text:p>0.961905</text:p>
          </table:table-cell>
          <table:table-cell office:value-type="float" office:value="0.93819" calcext:value-type="float">
            <text:p>0.9381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10476" calcext:value-type="float">
            <text:p>0.81047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45524" calcext:value-type="float">
            <text:p>0.94552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87619" calcext:value-type="float">
            <text:p>0.88761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53429" calcext:value-type="float">
            <text:p>0.95342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825714" calcext:value-type="float">
            <text:p>0.825714</text:p>
          </table:table-cell>
          <table:table-cell office:value-type="float" office:value="0.955238" calcext:value-type="float">
            <text:p>0.955238</text:p>
          </table:table-cell>
          <table:table-cell table:number-columns-repeated="9" office:value-type="float" office:value="0.961905" calcext:value-type="float">
            <text:p>0.961905</text:p>
          </table:table-cell>
          <table:table-cell office:value-type="float" office:value="0.947619" calcext:value-type="float">
            <text:p>0.9476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13:29:20.787675666</dc:date>
    <meta:editing-duration>PT2M6S</meta:editing-duration>
    <meta:editing-cycles>1</meta:editing-cycles>
    <meta:document-statistic meta:table-count="1" meta:cell-count="28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accuracy.A2:accuracy.A201 accuracy.C1:accuracy.N201" chart:data-source-has-labels="both" svg:x="1.427cm" svg:y="0.251cm" svg:width="17.532cm" svg:height="11.118cm">
          <chart:coordinate-region svg:x="2.178cm" svg:y="0.452cm" svg:width="16.781cm" svg:height="9.959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240952">
                <text:p>0.240952</text:p>
                <draw:g>
                  <svg:desc>accuracy.C2:accuracy.C201</svg:desc>
                </draw:g>
              </table:table-cell>
              <table:table-cell office:value-type="float" office:value="0.333333">
                <text:p>0.333333</text:p>
                <draw:g>
                  <svg:desc>accuracy.D2:accuracy.D201</svg:desc>
                </draw:g>
              </table:table-cell>
              <table:table-cell office:value-type="float" office:value="0.333333">
                <text:p>0.333333</text:p>
                <draw:g>
                  <svg:desc>accuracy.E2:accuracy.E201</svg:desc>
                </draw:g>
              </table:table-cell>
              <table:table-cell office:value-type="float" office:value="0.333333">
                <text:p>0.333333</text:p>
                <draw:g>
                  <svg:desc>accuracy.F2:accuracy.F201</svg:desc>
                </draw:g>
              </table:table-cell>
              <table:table-cell office:value-type="float" office:value="0.333333">
                <text:p>0.333333</text:p>
                <draw:g>
                  <svg:desc>accuracy.G2:accuracy.G201</svg:desc>
                </draw:g>
              </table:table-cell>
              <table:table-cell office:value-type="float" office:value="0.333333">
                <text:p>0.333333</text:p>
                <draw:g>
                  <svg:desc>accuracy.H2:accuracy.H201</svg:desc>
                </draw:g>
              </table:table-cell>
              <table:table-cell office:value-type="float" office:value="0.333333">
                <text:p>0.333333</text:p>
                <draw:g>
                  <svg:desc>accuracy.I2:accuracy.I201</svg:desc>
                </draw:g>
              </table:table-cell>
              <table:table-cell office:value-type="float" office:value="0.333333">
                <text:p>0.333333</text:p>
                <draw:g>
                  <svg:desc>accuracy.J2:accuracy.J201</svg:desc>
                </draw:g>
              </table:table-cell>
              <table:table-cell office:value-type="float" office:value="0.333333">
                <text:p>0.333333</text:p>
                <draw:g>
                  <svg:desc>accuracy.K2:accuracy.K201</svg:desc>
                </draw:g>
              </table:table-cell>
              <table:table-cell office:value-type="float" office:value="0.48">
                <text:p>0.48</text:p>
                <draw:g>
                  <svg:desc>accuracy.L2:accuracy.L201</svg:desc>
                </draw:g>
              </table:table-cell>
              <table:table-cell office:value-type="float" office:value="0.666667">
                <text:p>0.666667</text:p>
                <draw:g>
                  <svg:desc>accuracy.M2:accuracy.M201</svg:desc>
                </draw:g>
              </table:table-cell>
              <table:table-cell office:value-type="float" office:value="0.338762">
                <text:p>0.338762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62857">
                <text:p>0.26285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613333">
                <text:p>0.61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354286">
                <text:p>0.3542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7619">
                <text:p>0.2761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28571">
                <text:p>0.428571</text:p>
              </table:table-cell>
              <table:table-cell office:value-type="float" office:value="0.665714">
                <text:p>0.66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370381">
                <text:p>0.3703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95238">
                <text:p>0.295238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604762">
                <text:p>0.60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98095">
                <text:p>0.29809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59048">
                <text:p>0.459048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408667">
                <text:p>0.408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0381">
                <text:p>0.40381</text:p>
              </table:table-cell>
              <table:table-cell office:value-type="float" office:value="0.655238">
                <text:p>0.65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439238">
                <text:p>0.4392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89524">
                <text:p>0.389524</text:p>
              </table:table-cell>
              <table:table-cell office:value-type="float" office:value="0.654286">
                <text:p>0.65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471048">
                <text:p>0.4710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9524">
                <text:p>0.349524</text:p>
              </table:table-cell>
              <table:table-cell office:value-type="float" office:value="0.599048">
                <text:p>0.59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494857">
                <text:p>0.4948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238">
                <text:p>0.335238</text:p>
              </table:table-cell>
              <table:table-cell office:value-type="float" office:value="0.415238">
                <text:p>0.415238</text:p>
              </table:table-cell>
              <table:table-cell office:value-type="float" office:value="0.661905">
                <text:p>0.66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541238">
                <text:p>0.5412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38095">
                <text:p>0.438095</text:p>
              </table:table-cell>
              <table:table-cell office:value-type="float" office:value="0.658095">
                <text:p>0.65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542952">
                <text:p>0.5429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72381">
                <text:p>0.472381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546952">
                <text:p>0.5469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71429">
                <text:p>0.371429</text:p>
              </table:table-cell>
              <table:table-cell office:value-type="float" office:value="0.628571">
                <text:p>0.62857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533333">
                <text:p>0.5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7619">
                <text:p>0.347619</text:p>
              </table:table-cell>
              <table:table-cell office:value-type="float" office:value="0.608571">
                <text:p>0.60857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562286">
                <text:p>0.5622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0952">
                <text:p>0.340952</text:p>
              </table:table-cell>
              <table:table-cell office:value-type="float" office:value="0.64">
                <text:p>0.6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1429">
                <text:p>0.671429</text:p>
              </table:table-cell>
              <table:table-cell office:value-type="float" office:value="0.714286">
                <text:p>0.714286</text:p>
              </table:table-cell>
              <table:table-cell office:value-type="float" office:value="0.565238">
                <text:p>0.5652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29524">
                <text:p>0.429524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619">
                <text:p>0.67619</text:p>
              </table:table-cell>
              <table:table-cell office:value-type="float" office:value="0.714286">
                <text:p>0.714286</text:p>
              </table:table-cell>
              <table:table-cell office:value-type="float" office:value="0.576286">
                <text:p>0.576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3619">
                <text:p>0.43619</text:p>
              </table:table-cell>
              <table:table-cell office:value-type="float" office:value="0.621905">
                <text:p>0.62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619">
                <text:p>0.67619</text:p>
              </table:table-cell>
              <table:table-cell office:value-type="float" office:value="0.714286">
                <text:p>0.714286</text:p>
              </table:table-cell>
              <table:table-cell office:value-type="float" office:value="0.573429">
                <text:p>0.5734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55238">
                <text:p>0.455238</text:p>
              </table:table-cell>
              <table:table-cell office:value-type="float" office:value="0.639048">
                <text:p>0.63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619">
                <text:p>0.67619</text:p>
              </table:table-cell>
              <table:table-cell office:value-type="float" office:value="0.714286">
                <text:p>0.714286</text:p>
              </table:table-cell>
              <table:table-cell office:value-type="float" office:value="0.577048">
                <text:p>0.5770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9619">
                <text:p>0.39619</text:p>
              </table:table-cell>
              <table:table-cell office:value-type="float" office:value="0.585714">
                <text:p>0.585714</text:p>
              </table:table-cell>
              <table:table-cell office:value-type="float" office:value="0.654286">
                <text:p>0.65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619">
                <text:p>0.67619</text:p>
              </table:table-cell>
              <table:table-cell office:value-type="float" office:value="0.714286">
                <text:p>0.714286</text:p>
              </table:table-cell>
              <table:table-cell office:value-type="float" office:value="0.564571">
                <text:p>0.5645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59048">
                <text:p>0.359048</text:p>
              </table:table-cell>
              <table:table-cell office:value-type="float" office:value="0.569524">
                <text:p>0.569524</text:p>
              </table:table-cell>
              <table:table-cell office:value-type="float" office:value="0.649524">
                <text:p>0.64952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619">
                <text:p>0.67619</text:p>
              </table:table-cell>
              <table:table-cell office:value-type="float" office:value="0.714286">
                <text:p>0.714286</text:p>
              </table:table-cell>
              <table:table-cell office:value-type="float" office:value="0.558762">
                <text:p>0.5587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06667">
                <text:p>0.406667</text:p>
              </table:table-cell>
              <table:table-cell office:value-type="float" office:value="0.580952">
                <text:p>0.580952</text:p>
              </table:table-cell>
              <table:table-cell office:value-type="float" office:value="0.644762">
                <text:p>0.644762</text:p>
              </table:table-cell>
              <table:table-cell office:value-type="float" office:value="0.661905">
                <text:p>0.66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619">
                <text:p>0.67619</text:p>
              </table:table-cell>
              <table:table-cell office:value-type="float" office:value="0.714286">
                <text:p>0.714286</text:p>
              </table:table-cell>
              <table:table-cell office:value-type="float" office:value="0.563714">
                <text:p>0.5637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238">
                <text:p>0.335238</text:p>
              </table:table-cell>
              <table:table-cell office:value-type="float" office:value="0.426667">
                <text:p>0.426667</text:p>
              </table:table-cell>
              <table:table-cell office:value-type="float" office:value="0.625714">
                <text:p>0.625714</text:p>
              </table:table-cell>
              <table:table-cell office:value-type="float" office:value="0.659048">
                <text:p>0.65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619">
                <text:p>0.67619</text:p>
              </table:table-cell>
              <table:table-cell office:value-type="float" office:value="0.714286">
                <text:p>0.714286</text:p>
              </table:table-cell>
              <table:table-cell office:value-type="float" office:value="0.572286">
                <text:p>0.57228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619">
                <text:p>0.33619</text:p>
              </table:table-cell>
              <table:table-cell office:value-type="float" office:value="0.531429">
                <text:p>0.531429</text:p>
              </table:table-cell>
              <table:table-cell office:value-type="float" office:value="0.638095">
                <text:p>0.638095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0952">
                <text:p>0.680952</text:p>
              </table:table-cell>
              <table:table-cell office:value-type="float" office:value="0.714286">
                <text:p>0.714286</text:p>
              </table:table-cell>
              <table:table-cell office:value-type="float" office:value="0.585048">
                <text:p>0.5850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33333">
                <text:p>0.333333</text:p>
              </table:table-cell>
              <table:table-cell office:value-type="float" office:value="0.346667">
                <text:p>0.346667</text:p>
              </table:table-cell>
              <table:table-cell office:value-type="float" office:value="0.5">
                <text:p>0.5</text:p>
              </table:table-cell>
              <table:table-cell office:value-type="float" office:value="0.635238">
                <text:p>0.635238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0952">
                <text:p>0.680952</text:p>
              </table:table-cell>
              <table:table-cell office:value-type="float" office:value="0.714286">
                <text:p>0.714286</text:p>
              </table:table-cell>
              <table:table-cell office:value-type="float" office:value="0.582381">
                <text:p>0.5823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35238">
                <text:p>0.335238</text:p>
              </table:table-cell>
              <table:table-cell office:value-type="float" office:value="0.360952">
                <text:p>0.360952</text:p>
              </table:table-cell>
              <table:table-cell office:value-type="float" office:value="0.581905">
                <text:p>0.581905</text:p>
              </table:table-cell>
              <table:table-cell office:value-type="float" office:value="0.641905">
                <text:p>0.64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3619">
                <text:p>0.73619</text:p>
              </table:table-cell>
              <table:table-cell office:value-type="float" office:value="0.92381">
                <text:p>0.92381</text:p>
              </table:table-cell>
              <table:table-cell office:value-type="float" office:value="0.598952">
                <text:p>0.59895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4381">
                <text:p>0.34381</text:p>
              </table:table-cell>
              <table:table-cell office:value-type="float" office:value="0.374286">
                <text:p>0.374286</text:p>
              </table:table-cell>
              <table:table-cell office:value-type="float" office:value="0.569524">
                <text:p>0.569524</text:p>
              </table:table-cell>
              <table:table-cell office:value-type="float" office:value="0.645714">
                <text:p>0.64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06667">
                <text:p>0.80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607333">
                <text:p>0.607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39048">
                <text:p>0.339048</text:p>
              </table:table-cell>
              <table:table-cell office:value-type="float" office:value="0.392381">
                <text:p>0.392381</text:p>
              </table:table-cell>
              <table:table-cell office:value-type="float" office:value="0.587619">
                <text:p>0.587619</text:p>
              </table:table-cell>
              <table:table-cell office:value-type="float" office:value="0.653333">
                <text:p>0.65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5714">
                <text:p>0.725714</text:p>
              </table:table-cell>
              <table:table-cell office:value-type="float" office:value="0.910476">
                <text:p>0.91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627524">
                <text:p>0.6275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37143">
                <text:p>0.337143</text:p>
              </table:table-cell>
              <table:table-cell office:value-type="float" office:value="0.537143">
                <text:p>0.537143</text:p>
              </table:table-cell>
              <table:table-cell office:value-type="float" office:value="0.639048">
                <text:p>0.639048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5619">
                <text:p>0.75619</text:p>
              </table:table-cell>
              <table:table-cell office:value-type="float" office:value="0.929524">
                <text:p>0.92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652667">
                <text:p>0.65266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42857">
                <text:p>0.342857</text:p>
              </table:table-cell>
              <table:table-cell office:value-type="float" office:value="0.575238">
                <text:p>0.575238</text:p>
              </table:table-cell>
              <table:table-cell office:value-type="float" office:value="0.65619">
                <text:p>0.65619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524">
                <text:p>0.669524</text:p>
              </table:table-cell>
              <table:table-cell office:value-type="float" office:value="0.81619">
                <text:p>0.81619</text:p>
              </table:table-cell>
              <table:table-cell office:value-type="float" office:value="0.937143">
                <text:p>0.93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66619">
                <text:p>0.6661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6">
                <text:p>0.36</text:p>
              </table:table-cell>
              <table:table-cell office:value-type="float" office:value="0.546667">
                <text:p>0.546667</text:p>
              </table:table-cell>
              <table:table-cell office:value-type="float" office:value="0.655238">
                <text:p>0.65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5714">
                <text:p>0.685714</text:p>
              </table:table-cell>
              <table:table-cell office:value-type="float" office:value="0.853333">
                <text:p>0.853333</text:p>
              </table:table-cell>
              <table:table-cell office:value-type="float" office:value="0.938095">
                <text:p>0.93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670571">
                <text:p>0.67057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21905">
                <text:p>0.421905</text:p>
              </table:table-cell>
              <table:table-cell office:value-type="float" office:value="0.611429">
                <text:p>0.611429</text:p>
              </table:table-cell>
              <table:table-cell office:value-type="float" office:value="0.648571">
                <text:p>0.648571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4286">
                <text:p>0.674286</text:p>
              </table:table-cell>
              <table:table-cell office:value-type="float" office:value="0.849524">
                <text:p>0.849524</text:p>
              </table:table-cell>
              <table:table-cell office:value-type="float" office:value="0.94">
                <text:p>0.94</text:p>
              </table:table-cell>
              <table:table-cell office:value-type="float" office:value="0.952381">
                <text:p>0.952381</text:p>
              </table:table-cell>
              <table:table-cell office:value-type="float" office:value="0.681048">
                <text:p>0.6810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01905">
                <text:p>0.401905</text:p>
              </table:table-cell>
              <table:table-cell office:value-type="float" office:value="0.620952">
                <text:p>0.620952</text:p>
              </table:table-cell>
              <table:table-cell office:value-type="float" office:value="0.655238">
                <text:p>0.655238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619">
                <text:p>0.667619</text:p>
              </table:table-cell>
              <table:table-cell office:value-type="float" office:value="0.724762">
                <text:p>0.724762</text:p>
              </table:table-cell>
              <table:table-cell office:value-type="float" office:value="0.869524">
                <text:p>0.869524</text:p>
              </table:table-cell>
              <table:table-cell office:value-type="float" office:value="0.93619">
                <text:p>0.93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687238">
                <text:p>0.68723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70476">
                <text:p>0.370476</text:p>
              </table:table-cell>
              <table:table-cell office:value-type="float" office:value="0.600952">
                <text:p>0.600952</text:p>
              </table:table-cell>
              <table:table-cell office:value-type="float" office:value="0.638095">
                <text:p>0.638095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5714">
                <text:p>0.705714</text:p>
              </table:table-cell>
              <table:table-cell office:value-type="float" office:value="0.88">
                <text:p>0.88</text:p>
              </table:table-cell>
              <table:table-cell office:value-type="float" office:value="0.937143">
                <text:p>0.93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679524">
                <text:p>0.6795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32381">
                <text:p>0.532381</text:p>
              </table:table-cell>
              <table:table-cell office:value-type="float" office:value="0.645714">
                <text:p>0.645714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5238">
                <text:p>0.715238</text:p>
              </table:table-cell>
              <table:table-cell office:value-type="float" office:value="0.892381">
                <text:p>0.892381</text:p>
              </table:table-cell>
              <table:table-cell office:value-type="float" office:value="0.939048">
                <text:p>0.93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705524">
                <text:p>0.7055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07619">
                <text:p>0.507619</text:p>
              </table:table-cell>
              <table:table-cell office:value-type="float" office:value="0.632381">
                <text:p>0.632381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619">
                <text:p>0.667619</text:p>
              </table:table-cell>
              <table:table-cell office:value-type="float" office:value="0.788571">
                <text:p>0.788571</text:p>
              </table:table-cell>
              <table:table-cell office:value-type="float" office:value="0.89619">
                <text:p>0.89619</text:p>
              </table:table-cell>
              <table:table-cell office:value-type="float" office:value="0.937143">
                <text:p>0.93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709048">
                <text:p>0.70904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5619">
                <text:p>0.45619</text:p>
              </table:table-cell>
              <table:table-cell office:value-type="float" office:value="0.63619">
                <text:p>0.63619</text:p>
              </table:table-cell>
              <table:table-cell office:value-type="float" office:value="0.659048">
                <text:p>0.65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67619">
                <text:p>0.767619</text:p>
              </table:table-cell>
              <table:table-cell office:value-type="float" office:value="0.872381">
                <text:p>0.872381</text:p>
              </table:table-cell>
              <table:table-cell office:value-type="float" office:value="0.917143">
                <text:p>0.917143</text:p>
              </table:table-cell>
              <table:table-cell office:value-type="float" office:value="0.940952">
                <text:p>0.94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724952">
                <text:p>0.7249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94286">
                <text:p>0.394286</text:p>
              </table:table-cell>
              <table:table-cell office:value-type="float" office:value="0.606667">
                <text:p>0.606667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381">
                <text:p>0.68381</text:p>
              </table:table-cell>
              <table:table-cell office:value-type="float" office:value="0.799048">
                <text:p>0.799048</text:p>
              </table:table-cell>
              <table:table-cell office:value-type="float" office:value="0.882857">
                <text:p>0.882857</text:p>
              </table:table-cell>
              <table:table-cell office:value-type="float" office:value="0.927619">
                <text:p>0.927619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723619">
                <text:p>0.72361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52381">
                <text:p>0.452381</text:p>
              </table:table-cell>
              <table:table-cell office:value-type="float" office:value="0.632381">
                <text:p>0.632381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94286">
                <text:p>0.694286</text:p>
              </table:table-cell>
              <table:table-cell office:value-type="float" office:value="0.832381">
                <text:p>0.832381</text:p>
              </table:table-cell>
              <table:table-cell office:value-type="float" office:value="0.89619">
                <text:p>0.89619</text:p>
              </table:table-cell>
              <table:table-cell office:value-type="float" office:value="0.930476">
                <text:p>0.930476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738286">
                <text:p>0.73828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67619">
                <text:p>0.367619</text:p>
              </table:table-cell>
              <table:table-cell office:value-type="float" office:value="0.62">
                <text:p>0.62</text:p>
              </table:table-cell>
              <table:table-cell office:value-type="float" office:value="0.659048">
                <text:p>0.65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619">
                <text:p>0.667619</text:p>
              </table:table-cell>
              <table:table-cell office:value-type="float" office:value="0.735238">
                <text:p>0.735238</text:p>
              </table:table-cell>
              <table:table-cell office:value-type="float" office:value="0.839048">
                <text:p>0.839048</text:p>
              </table:table-cell>
              <table:table-cell office:value-type="float" office:value="0.87619">
                <text:p>0.87619</text:p>
              </table:table-cell>
              <table:table-cell office:value-type="float" office:value="0.91619">
                <text:p>0.91619</text:p>
              </table:table-cell>
              <table:table-cell office:value-type="float" office:value="0.94">
                <text:p>0.94</text:p>
              </table:table-cell>
              <table:table-cell office:value-type="float" office:value="0.952381">
                <text:p>0.952381</text:p>
              </table:table-cell>
              <table:table-cell office:value-type="float" office:value="0.728762">
                <text:p>0.72876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65714">
                <text:p>0.365714</text:p>
              </table:table-cell>
              <table:table-cell office:value-type="float" office:value="0.62381">
                <text:p>0.62381</text:p>
              </table:table-cell>
              <table:table-cell office:value-type="float" office:value="0.665714">
                <text:p>0.66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727619">
                <text:p>0.727619</text:p>
              </table:table-cell>
              <table:table-cell office:value-type="float" office:value="0.802857">
                <text:p>0.802857</text:p>
              </table:table-cell>
              <table:table-cell office:value-type="float" office:value="0.870476">
                <text:p>0.870476</text:p>
              </table:table-cell>
              <table:table-cell office:value-type="float" office:value="0.884762">
                <text:p>0.884762</text:p>
              </table:table-cell>
              <table:table-cell office:value-type="float" office:value="0.930476">
                <text:p>0.930476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74819">
                <text:p>0.748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20952">
                <text:p>0.520952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87619">
                <text:p>0.687619</text:p>
              </table:table-cell>
              <table:table-cell office:value-type="float" office:value="0.748571">
                <text:p>0.748571</text:p>
              </table:table-cell>
              <table:table-cell office:value-type="float" office:value="0.765714">
                <text:p>0.765714</text:p>
              </table:table-cell>
              <table:table-cell office:value-type="float" office:value="0.855238">
                <text:p>0.855238</text:p>
              </table:table-cell>
              <table:table-cell office:value-type="float" office:value="0.87619">
                <text:p>0.87619</text:p>
              </table:table-cell>
              <table:table-cell office:value-type="float" office:value="0.921905">
                <text:p>0.92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764667">
                <text:p>0.764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92381">
                <text:p>0.49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8571">
                <text:p>0.668571</text:p>
              </table:table-cell>
              <table:table-cell office:value-type="float" office:value="0.70381">
                <text:p>0.70381</text:p>
              </table:table-cell>
              <table:table-cell office:value-type="float" office:value="0.748571">
                <text:p>0.748571</text:p>
              </table:table-cell>
              <table:table-cell office:value-type="float" office:value="0.825714">
                <text:p>0.825714</text:p>
              </table:table-cell>
              <table:table-cell office:value-type="float" office:value="0.87619">
                <text:p>0.87619</text:p>
              </table:table-cell>
              <table:table-cell office:value-type="float" office:value="0.915238">
                <text:p>0.915238</text:p>
              </table:table-cell>
              <table:table-cell office:value-type="float" office:value="0.940952">
                <text:p>0.94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749524">
                <text:p>0.74952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17143">
                <text:p>0.417143</text:p>
              </table:table-cell>
              <table:table-cell office:value-type="float" office:value="0.647619">
                <text:p>0.647619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75238">
                <text:p>0.675238</text:p>
              </table:table-cell>
              <table:table-cell office:value-type="float" office:value="0.730476">
                <text:p>0.730476</text:p>
              </table:table-cell>
              <table:table-cell office:value-type="float" office:value="0.788571">
                <text:p>0.788571</text:p>
              </table:table-cell>
              <table:table-cell office:value-type="float" office:value="0.872381">
                <text:p>0.872381</text:p>
              </table:table-cell>
              <table:table-cell office:value-type="float" office:value="0.904762">
                <text:p>0.90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730952">
                <text:p>0.73095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85714">
                <text:p>0.485714</text:p>
              </table:table-cell>
              <table:table-cell office:value-type="float" office:value="0.651429">
                <text:p>0.651429</text:p>
              </table:table-cell>
              <table:table-cell office:value-type="float" office:value="0.66">
                <text:p>0.6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524">
                <text:p>0.669524</text:p>
              </table:table-cell>
              <table:table-cell office:value-type="float" office:value="0.713333">
                <text:p>0.713333</text:p>
              </table:table-cell>
              <table:table-cell office:value-type="float" office:value="0.751429">
                <text:p>0.751429</text:p>
              </table:table-cell>
              <table:table-cell office:value-type="float" office:value="0.845714">
                <text:p>0.845714</text:p>
              </table:table-cell>
              <table:table-cell office:value-type="float" office:value="0.913333">
                <text:p>0.913333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730571">
                <text:p>0.73057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01905">
                <text:p>0.501905</text:p>
              </table:table-cell>
              <table:table-cell office:value-type="float" office:value="0.655238">
                <text:p>0.655238</text:p>
              </table:table-cell>
              <table:table-cell office:value-type="float" office:value="0.659048">
                <text:p>0.65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87619">
                <text:p>0.687619</text:p>
              </table:table-cell>
              <table:table-cell office:value-type="float" office:value="0.720952">
                <text:p>0.720952</text:p>
              </table:table-cell>
              <table:table-cell office:value-type="float" office:value="0.742857">
                <text:p>0.742857</text:p>
              </table:table-cell>
              <table:table-cell office:value-type="float" office:value="0.853333">
                <text:p>0.853333</text:p>
              </table:table-cell>
              <table:table-cell office:value-type="float" office:value="0.904762">
                <text:p>0.904762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734381">
                <text:p>0.73438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14286">
                <text:p>0.514286</text:p>
              </table:table-cell>
              <table:table-cell office:value-type="float" office:value="0.642857">
                <text:p>0.642857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619">
                <text:p>0.667619</text:p>
              </table:table-cell>
              <table:table-cell office:value-type="float" office:value="0.717143">
                <text:p>0.717143</text:p>
              </table:table-cell>
              <table:table-cell office:value-type="float" office:value="0.75619">
                <text:p>0.75619</text:p>
              </table:table-cell>
              <table:table-cell office:value-type="float" office:value="0.851429">
                <text:p>0.851429</text:p>
              </table:table-cell>
              <table:table-cell office:value-type="float" office:value="0.894286">
                <text:p>0.894286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731714">
                <text:p>0.7317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78095">
                <text:p>0.478095</text:p>
              </table:table-cell>
              <table:table-cell office:value-type="float" office:value="0.637143">
                <text:p>0.63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5714">
                <text:p>0.66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381">
                <text:p>0.70381</text:p>
              </table:table-cell>
              <table:table-cell office:value-type="float" office:value="0.735238">
                <text:p>0.735238</text:p>
              </table:table-cell>
              <table:table-cell office:value-type="float" office:value="0.854286">
                <text:p>0.854286</text:p>
              </table:table-cell>
              <table:table-cell office:value-type="float" office:value="0.934286">
                <text:p>0.93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699905">
                <text:p>0.69990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97143">
                <text:p>0.497143</text:p>
              </table:table-cell>
              <table:table-cell office:value-type="float" office:value="0.649524">
                <text:p>0.649524</text:p>
              </table:table-cell>
              <table:table-cell office:value-type="float" office:value="0.658095">
                <text:p>0.65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381">
                <text:p>0.70381</text:p>
              </table:table-cell>
              <table:table-cell office:value-type="float" office:value="0.751429">
                <text:p>0.751429</text:p>
              </table:table-cell>
              <table:table-cell office:value-type="float" office:value="0.860952">
                <text:p>0.86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707333">
                <text:p>0.70733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17143">
                <text:p>0.417143</text:p>
              </table:table-cell>
              <table:table-cell office:value-type="float" office:value="0.654286">
                <text:p>0.654286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7619">
                <text:p>0.707619</text:p>
              </table:table-cell>
              <table:table-cell office:value-type="float" office:value="0.730476">
                <text:p>0.730476</text:p>
              </table:table-cell>
              <table:table-cell office:value-type="float" office:value="0.82">
                <text:p>0.82</text:p>
              </table:table-cell>
              <table:table-cell office:value-type="float" office:value="0.935238">
                <text:p>0.93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721429">
                <text:p>0.72142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78095">
                <text:p>0.678095</text:p>
              </table:table-cell>
              <table:table-cell office:value-type="float" office:value="0.714286">
                <text:p>0.714286</text:p>
              </table:table-cell>
              <table:table-cell office:value-type="float" office:value="0.75619">
                <text:p>0.75619</text:p>
              </table:table-cell>
              <table:table-cell office:value-type="float" office:value="0.912381">
                <text:p>0.91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745048">
                <text:p>0.7450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42857">
                <text:p>0.44285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8095">
                <text:p>0.65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689524">
                <text:p>0.689524</text:p>
              </table:table-cell>
              <table:table-cell office:value-type="float" office:value="0.720952">
                <text:p>0.720952</text:p>
              </table:table-cell>
              <table:table-cell office:value-type="float" office:value="0.829524">
                <text:p>0.82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75219">
                <text:p>0.752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42857">
                <text:p>0.442857</text:p>
              </table:table-cell>
              <table:table-cell office:value-type="float" office:value="0.640952">
                <text:p>0.640952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712381">
                <text:p>0.712381</text:p>
              </table:table-cell>
              <table:table-cell office:value-type="float" office:value="0.801905">
                <text:p>0.801905</text:p>
              </table:table-cell>
              <table:table-cell office:value-type="float" office:value="0.908571">
                <text:p>0.90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768762">
                <text:p>0.76876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94286">
                <text:p>0.494286</text:p>
              </table:table-cell>
              <table:table-cell office:value-type="float" office:value="0.657143">
                <text:p>0.657143</text:p>
              </table:table-cell>
              <table:table-cell office:value-type="float" office:value="0.664762">
                <text:p>0.664762</text:p>
              </table:table-cell>
              <table:table-cell office:value-type="float" office:value="0.692381">
                <text:p>0.692381</text:p>
              </table:table-cell>
              <table:table-cell office:value-type="float" office:value="0.755238">
                <text:p>0.755238</text:p>
              </table:table-cell>
              <table:table-cell office:value-type="float" office:value="0.87619">
                <text:p>0.87619</text:p>
              </table:table-cell>
              <table:table-cell office:value-type="float" office:value="0.930476">
                <text:p>0.93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792762">
                <text:p>0.79276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45714">
                <text:p>0.645714</text:p>
              </table:table-cell>
              <table:table-cell office:value-type="float" office:value="0.657143">
                <text:p>0.657143</text:p>
              </table:table-cell>
              <table:table-cell office:value-type="float" office:value="0.665714">
                <text:p>0.665714</text:p>
              </table:table-cell>
              <table:table-cell office:value-type="float" office:value="0.686667">
                <text:p>0.686667</text:p>
              </table:table-cell>
              <table:table-cell office:value-type="float" office:value="0.814286">
                <text:p>0.814286</text:p>
              </table:table-cell>
              <table:table-cell office:value-type="float" office:value="0.877143">
                <text:p>0.87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15619">
                <text:p>0.81561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4381">
                <text:p>0.64381</text:p>
              </table:table-cell>
              <table:table-cell office:value-type="float" office:value="0.659048">
                <text:p>0.65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708571">
                <text:p>0.708571</text:p>
              </table:table-cell>
              <table:table-cell office:value-type="float" office:value="0.852381">
                <text:p>0.8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29238">
                <text:p>0.82923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54286">
                <text:p>0.654286</text:p>
              </table:table-cell>
              <table:table-cell office:value-type="float" office:value="0.66">
                <text:p>0.66</text:p>
              </table:table-cell>
              <table:table-cell office:value-type="float" office:value="0.689524">
                <text:p>0.689524</text:p>
              </table:table-cell>
              <table:table-cell office:value-type="float" office:value="0.727619">
                <text:p>0.727619</text:p>
              </table:table-cell>
              <table:table-cell office:value-type="float" office:value="0.899048">
                <text:p>0.89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39238">
                <text:p>0.83923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24762">
                <text:p>0.624762</text:p>
              </table:table-cell>
              <table:table-cell office:value-type="float" office:value="0.673333">
                <text:p>0.673333</text:p>
              </table:table-cell>
              <table:table-cell office:value-type="float" office:value="0.706667">
                <text:p>0.706667</text:p>
              </table:table-cell>
              <table:table-cell office:value-type="float" office:value="0.813333">
                <text:p>0.813333</text:p>
              </table:table-cell>
              <table:table-cell office:value-type="float" office:value="0.919048">
                <text:p>0.91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49905">
                <text:p>0.84990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24762">
                <text:p>0.624762</text:p>
              </table:table-cell>
              <table:table-cell office:value-type="float" office:value="0.687619">
                <text:p>0.687619</text:p>
              </table:table-cell>
              <table:table-cell office:value-type="float" office:value="0.802857">
                <text:p>0.802857</text:p>
              </table:table-cell>
              <table:table-cell office:value-type="float" office:value="0.882857">
                <text:p>0.882857</text:p>
              </table:table-cell>
              <table:table-cell office:value-type="float" office:value="0.940952">
                <text:p>0.94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70095">
                <text:p>0.87009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24762">
                <text:p>0.624762</text:p>
              </table:table-cell>
              <table:table-cell office:value-type="float" office:value="0.657143">
                <text:p>0.657143</text:p>
              </table:table-cell>
              <table:table-cell office:value-type="float" office:value="0.693333">
                <text:p>0.693333</text:p>
              </table:table-cell>
              <table:table-cell office:value-type="float" office:value="0.857143">
                <text:p>0.857143</text:p>
              </table:table-cell>
              <table:table-cell office:value-type="float" office:value="0.898095">
                <text:p>0.89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49238">
                <text:p>0.84923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27619">
                <text:p>0.527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72381">
                <text:p>0.672381</text:p>
              </table:table-cell>
              <table:table-cell office:value-type="float" office:value="0.84381">
                <text:p>0.84381</text:p>
              </table:table-cell>
              <table:table-cell office:value-type="float" office:value="0.92">
                <text:p>0.9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38286">
                <text:p>0.83828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74286">
                <text:p>0.574286</text:p>
              </table:table-cell>
              <table:table-cell office:value-type="float" office:value="0.66381">
                <text:p>0.66381</text:p>
              </table:table-cell>
              <table:table-cell office:value-type="float" office:value="0.79619">
                <text:p>0.79619</text:p>
              </table:table-cell>
              <table:table-cell office:value-type="float" office:value="0.862857">
                <text:p>0.862857</text:p>
              </table:table-cell>
              <table:table-cell office:value-type="float" office:value="0.929524">
                <text:p>0.92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58857">
                <text:p>0.8588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37143">
                <text:p>0.637143</text:p>
              </table:table-cell>
              <table:table-cell office:value-type="float" office:value="0.678095">
                <text:p>0.678095</text:p>
              </table:table-cell>
              <table:table-cell office:value-type="float" office:value="0.841905">
                <text:p>0.841905</text:p>
              </table:table-cell>
              <table:table-cell office:value-type="float" office:value="0.860952">
                <text:p>0.860952</text:p>
              </table:table-cell>
              <table:table-cell office:value-type="float" office:value="0.917143">
                <text:p>0.91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69714">
                <text:p>0.86971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57143">
                <text:p>0.657143</text:p>
              </table:table-cell>
              <table:table-cell office:value-type="float" office:value="0.665714">
                <text:p>0.665714</text:p>
              </table:table-cell>
              <table:table-cell office:value-type="float" office:value="0.79619">
                <text:p>0.79619</text:p>
              </table:table-cell>
              <table:table-cell office:value-type="float" office:value="0.860952">
                <text:p>0.860952</text:p>
              </table:table-cell>
              <table:table-cell office:value-type="float" office:value="0.932381">
                <text:p>0.93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67429">
                <text:p>0.86742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51429">
                <text:p>0.651429</text:p>
              </table:table-cell>
              <table:table-cell office:value-type="float" office:value="0.728571">
                <text:p>0.728571</text:p>
              </table:table-cell>
              <table:table-cell office:value-type="float" office:value="0.857143">
                <text:p>0.857143</text:p>
              </table:table-cell>
              <table:table-cell office:value-type="float" office:value="0.898095">
                <text:p>0.89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84952">
                <text:p>0.8849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57143">
                <text:p>0.657143</text:p>
              </table:table-cell>
              <table:table-cell office:value-type="float" office:value="0.728571">
                <text:p>0.728571</text:p>
              </table:table-cell>
              <table:table-cell office:value-type="float" office:value="0.857143">
                <text:p>0.857143</text:p>
              </table:table-cell>
              <table:table-cell office:value-type="float" office:value="0.910476">
                <text:p>0.91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86762">
                <text:p>0.88676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57143">
                <text:p>0.657143</text:p>
              </table:table-cell>
              <table:table-cell office:value-type="float" office:value="0.771429">
                <text:p>0.771429</text:p>
              </table:table-cell>
              <table:table-cell office:value-type="float" office:value="0.857143">
                <text:p>0.857143</text:p>
              </table:table-cell>
              <table:table-cell office:value-type="float" office:value="0.904762">
                <text:p>0.90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0476">
                <text:p>0.89047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57143">
                <text:p>0.657143</text:p>
              </table:table-cell>
              <table:table-cell office:value-type="float" office:value="0.817143">
                <text:p>0.817143</text:p>
              </table:table-cell>
              <table:table-cell office:value-type="float" office:value="0.881905">
                <text:p>0.88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2286">
                <text:p>0.90228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74381">
                <text:p>0.74381</text:p>
              </table:table-cell>
              <table:table-cell office:value-type="float" office:value="0.925714">
                <text:p>0.92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8857">
                <text:p>0.92885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78">
                <text:p>0.78</text:p>
              </table:table-cell>
              <table:table-cell office:value-type="float" office:value="0.933333">
                <text:p>0.93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3238">
                <text:p>0.93323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74381">
                <text:p>0.74381</text:p>
              </table:table-cell>
              <table:table-cell office:value-type="float" office:value="0.872381">
                <text:p>0.87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3524">
                <text:p>0.92352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702857">
                <text:p>0.702857</text:p>
              </table:table-cell>
              <table:table-cell office:value-type="float" office:value="0.904762">
                <text:p>0.90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2667">
                <text:p>0.922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87619">
                <text:p>0.787619</text:p>
              </table:table-cell>
              <table:table-cell office:value-type="float" office:value="0.919048">
                <text:p>0.91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571">
                <text:p>0.93257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794286">
                <text:p>0.794286</text:p>
              </table:table-cell>
              <table:table-cell office:value-type="float" office:value="0.931429">
                <text:p>0.93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34571">
                <text:p>0.9345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730476">
                <text:p>0.730476</text:p>
              </table:table-cell>
              <table:table-cell office:value-type="float" office:value="0.89619">
                <text:p>0.89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24762">
                <text:p>0.92476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761905">
                <text:p>0.76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33714">
                <text:p>0.93371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828571">
                <text:p>0.82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40667">
                <text:p>0.94066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18095">
                <text:p>0.71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8952">
                <text:p>0.92895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721905">
                <text:p>0.72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9429">
                <text:p>0.92942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715238">
                <text:p>0.71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8667">
                <text:p>0.92866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92381">
                <text:p>0.6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5429">
                <text:p>0.92542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717143">
                <text:p>0.71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9905">
                <text:p>0.9299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9524">
                <text:p>0.76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5238">
                <text:p>0.93523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86667">
                <text:p>0.68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7429">
                <text:p>0.92742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68571">
                <text:p>0.66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5714">
                <text:p>0.92571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25714">
                <text:p>0.625714</text:p>
              </table:table-cell>
              <table:table-cell office:value-type="float" office:value="0.780952">
                <text:p>0.78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0381">
                <text:p>0.9038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91429">
                <text:p>0.591429</text:p>
              </table:table-cell>
              <table:table-cell office:value-type="float" office:value="0.819048">
                <text:p>0.81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0419">
                <text:p>0.9041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38095">
                <text:p>0.638095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1429">
                <text:p>0.9214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75238">
                <text:p>0.675238</text:p>
              </table:table-cell>
              <table:table-cell office:value-type="float" office:value="0.937143">
                <text:p>0.93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4762">
                <text:p>0.92476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759048">
                <text:p>0.75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5238">
                <text:p>0.93523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848571">
                <text:p>0.8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3714">
                <text:p>0.94371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802857">
                <text:p>0.80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9333">
                <text:p>0.9393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68571">
                <text:p>0.668571</text:p>
              </table:table-cell>
              <table:table-cell office:value-type="float" office:value="0.925714">
                <text:p>0.92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3048">
                <text:p>0.92304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37143">
                <text:p>0.737143</text:p>
              </table:table-cell>
              <table:table-cell office:value-type="float" office:value="0.939048">
                <text:p>0.93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75238">
                <text:p>0.77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7524">
                <text:p>0.93752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95238">
                <text:p>0.695238</text:p>
              </table:table-cell>
              <table:table-cell office:value-type="float" office:value="0.94">
                <text:p>0.9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8667">
                <text:p>0.92866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734286">
                <text:p>0.734286</text:p>
              </table:table-cell>
              <table:table-cell office:value-type="float" office:value="0.93619">
                <text:p>0.93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1619">
                <text:p>0.93161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833333">
                <text:p>0.83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3429">
                <text:p>0.94342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81619">
                <text:p>0.81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219">
                <text:p>0.9421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42857">
                <text:p>0.7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5143">
                <text:p>0.93514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86381">
                <text:p>0.86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905">
                <text:p>0.94790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92381">
                <text:p>0.9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5048">
                <text:p>0.9550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22857">
                <text:p>0.92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5238">
                <text:p>0.95523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832381">
                <text:p>0.83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581">
                <text:p>0.9458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840952">
                <text:p>0.84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6095">
                <text:p>0.94609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775238">
                <text:p>0.77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9333">
                <text:p>0.93933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4381">
                <text:p>0.6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5143">
                <text:p>0.92514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827619">
                <text:p>0.82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4286">
                <text:p>0.94428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884762">
                <text:p>0.88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9905">
                <text:p>0.94990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78">
                <text:p>0.7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9905">
                <text:p>0.93990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818095">
                <text:p>0.81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4286">
                <text:p>0.94428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86381">
                <text:p>0.86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333">
                <text:p>0.94733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17143">
                <text:p>0.91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3238">
                <text:p>0.95323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915238">
                <text:p>0.91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3238">
                <text:p>0.95323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8">
                <text:p>0.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1429">
                <text:p>0.94142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713333">
                <text:p>0.71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2952">
                <text:p>0.93295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41905">
                <text:p>0.64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6381">
                <text:p>0.92638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1619">
                <text:p>0.71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5048">
                <text:p>0.93504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46667">
                <text:p>0.7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8571">
                <text:p>0.93857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891429">
                <text:p>0.89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3524">
                <text:p>0.95352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825714">
                <text:p>0.82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333">
                <text:p>0.94733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84762">
                <text:p>0.684762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4381">
                <text:p>0.74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981">
                <text:p>0.939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840952">
                <text:p>0.840952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9238">
                <text:p>0.94923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866667">
                <text:p>0.86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143">
                <text:p>0.95114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867619">
                <text:p>0.86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857">
                <text:p>0.95085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850476">
                <text:p>0.8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667">
                <text:p>0.94866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3619">
                <text:p>0.83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6571">
                <text:p>0.94657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828571">
                <text:p>0.82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6667">
                <text:p>0.94666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6381">
                <text:p>0.76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9619">
                <text:p>0.93961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32381">
                <text:p>0.63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6381">
                <text:p>0.92638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805714">
                <text:p>0.80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833333">
                <text:p>0.83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6476">
                <text:p>0.94647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747619">
                <text:p>0.7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8667">
                <text:p>0.93866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812381">
                <text:p>0.81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5333">
                <text:p>0.94533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868571">
                <text:p>0.86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048">
                <text:p>0.95104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742857">
                <text:p>0.7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8381">
                <text:p>0.93838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20952">
                <text:p>0.62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5714">
                <text:p>0.92571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86">
                <text:p>0.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286">
                <text:p>0.95028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873333">
                <text:p>0.87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571">
                <text:p>0.95057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840952">
                <text:p>0.84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143">
                <text:p>0.94714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815238">
                <text:p>0.81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3238">
                <text:p>0.94323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91619">
                <text:p>0.91619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476">
                <text:p>0.95247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860952">
                <text:p>0.860952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048">
                <text:p>0.94704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84">
                <text:p>0.84</text:p>
              </table:table-cell>
              <table:table-cell office:value-type="float" office:value="0.933333">
                <text:p>0.93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3619">
                <text:p>0.94361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15238">
                <text:p>0.815238</text:p>
              </table:table-cell>
              <table:table-cell office:value-type="float" office:value="0.925714">
                <text:p>0.92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981">
                <text:p>0.9398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767619">
                <text:p>0.76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6857">
                <text:p>0.93685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83619">
                <text:p>0.83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6667">
                <text:p>0.94666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873333">
                <text:p>0.87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571">
                <text:p>0.94857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8">
                <text:p>0.88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381">
                <text:p>0.95038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834286">
                <text:p>0.834286</text:p>
              </table:table-cell>
              <table:table-cell office:value-type="float" office:value="0.94">
                <text:p>0.9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5048">
                <text:p>0.94504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772381">
                <text:p>0.772381</text:p>
              </table:table-cell>
              <table:table-cell office:value-type="float" office:value="0.93619">
                <text:p>0.93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8095">
                <text:p>0.9380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81905">
                <text:p>0.681905</text:p>
              </table:table-cell>
              <table:table-cell office:value-type="float" office:value="0.929524">
                <text:p>0.92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8095">
                <text:p>0.92809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8">
                <text:p>0.8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1619">
                <text:p>0.94161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704762">
                <text:p>0.704762</text:p>
              </table:table-cell>
              <table:table-cell office:value-type="float" office:value="0.890476">
                <text:p>0.89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6381">
                <text:p>0.92638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780952">
                <text:p>0.780952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0762">
                <text:p>0.94076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81619">
                <text:p>0.81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3905">
                <text:p>0.94390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765714">
                <text:p>0.76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9238">
                <text:p>0.93923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86381">
                <text:p>0.86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857">
                <text:p>0.94885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786667">
                <text:p>0.78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0381">
                <text:p>0.94038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908571">
                <text:p>0.90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4381">
                <text:p>0.95438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850476">
                <text:p>0.8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381">
                <text:p>0.94838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9619">
                <text:p>0.95961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92">
                <text:p>0.9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5619">
                <text:p>0.95561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895238">
                <text:p>0.89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762">
                <text:p>0.95276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899048">
                <text:p>0.89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3333">
                <text:p>0.95333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75619">
                <text:p>0.75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8381">
                <text:p>0.93838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880952">
                <text:p>0.88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333">
                <text:p>0.95133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2">
                <text:p>0.8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5238">
                <text:p>0.94523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772381">
                <text:p>0.77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72381">
                <text:p>0.77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0762">
                <text:p>0.94076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878095">
                <text:p>0.87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952">
                <text:p>0.95095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21905">
                <text:p>0.92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6286">
                <text:p>0.95628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847619">
                <text:p>0.8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82381">
                <text:p>0.8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5619">
                <text:p>0.94561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838095">
                <text:p>0.83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333">
                <text:p>0.94733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12381">
                <text:p>0.71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3905">
                <text:p>0.93390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53333">
                <text:p>0.65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8667">
                <text:p>0.92866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65714">
                <text:p>0.665714</text:p>
              </table:table-cell>
              <table:table-cell office:value-type="float" office:value="0.864762">
                <text:p>0.86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1143">
                <text:p>0.92114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99048">
                <text:p>0.699048</text:p>
              </table:table-cell>
              <table:table-cell office:value-type="float" office:value="0.885714">
                <text:p>0.885714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7333">
                <text:p>0.92733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67619">
                <text:p>0.667619</text:p>
              </table:table-cell>
              <table:table-cell office:value-type="float" office:value="0.838095">
                <text:p>0.83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819">
                <text:p>0.9181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39048">
                <text:p>0.639048</text:p>
              </table:table-cell>
              <table:table-cell office:value-type="float" office:value="0.882857">
                <text:p>0.88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981">
                <text:p>0.9198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50476">
                <text:p>0.7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819">
                <text:p>0.9381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72">
                <text:p>0.7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4381">
                <text:p>0.93438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739048">
                <text:p>0.73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7048">
                <text:p>0.93704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34286">
                <text:p>0.73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6381">
                <text:p>0.93638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22857">
                <text:p>0.622857</text:p>
              </table:table-cell>
              <table:table-cell office:value-type="float" office:value="0.924762">
                <text:p>0.92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181">
                <text:p>0.9218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97143">
                <text:p>0.697143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2857">
                <text:p>0.93285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99048">
                <text:p>0.599048</text:p>
              </table:table-cell>
              <table:table-cell office:value-type="float" office:value="0.866667">
                <text:p>0.86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4762">
                <text:p>0.91476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15238">
                <text:p>0.61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5524">
                <text:p>0.92552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51429">
                <text:p>0.751429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39048">
                <text:p>0.63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8476">
                <text:p>0.92847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3619">
                <text:p>0.63619</text:p>
              </table:table-cell>
              <table:table-cell office:value-type="float" office:value="0.897143">
                <text:p>0.897143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2762">
                <text:p>0.92276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1619">
                <text:p>0.71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6381">
                <text:p>0.93638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761905">
                <text:p>0.76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0571">
                <text:p>0.94057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54286">
                <text:p>0.75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9524">
                <text:p>0.93952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820952">
                <text:p>0.820952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143">
                <text:p>0.9471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29524">
                <text:p>0.729524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781">
                <text:p>0.9378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733333">
                <text:p>0.733333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819">
                <text:p>0.9381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810476">
                <text:p>0.81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5524">
                <text:p>0.94552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887619">
                <text:p>0.88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3429">
                <text:p>0.95342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825714">
                <text:p>0.825714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619">
                <text:p>0.947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